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1.02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8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51cm" svg:stroke-color="#ff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objectwithoutfill">
      <style:graphic-properties draw:marker-start="" draw:marker-end="Arrow" draw:fill="solid" draw:textarea-vertical-align="middle" draw:shadow-offset-x="0.203cm" draw:shadow-offset-y="0.20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4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3pt" fo:font-weight="bold" style:font-size-asian="18pt" style:font-weight-asian="bold" style:font-size-complex="18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pt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4pt" style:font-size-asian="18pt" style:font-size-complex="18pt"/>
    </style:style>
    <style:style style:name="T2" style:family="text">
      <style:text-properties fo:font-size="3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524cm" svg:height="0.762cm" svg:x="11.978cm" svg:y="7.212cm">
          <text:p text:style-name="P1"><text:span text:style-name="T1">001</text:span></text:p>
          <text:p text:style-name="P1"><text:span text:style-name="T1">Castle Drawbridge</text:span></text:p>
          <text:p text:style-name="P1"><text:span text:style-name="T1">Rusty Spo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7.0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7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7.7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1.978cm" svg:y="6.112cm">
          <text:p text:style-name="P1"><text:span text:style-name="T1">002</text:span></text:p>
          <text:p text:style-name="P1"><text:span text:style-name="T1">Castle Portcul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6.6cm">
          <draw:text-box>
            <text:p><text:span text:style-name="T2">S</text:span></text:p>
          </draw:text-box>
        </draw:frame>
        <draw:line draw:style-name="gr3" draw:text-style-name="P4" draw:layer="layout" svg:x1="12.7cm" svg:y1="6.874cm" svg:x2="12.7cm" svg:y2="7.212cm">
          <text:p/>
        </draw:line>
        <draw:custom-shape draw:style-name="gr1" draw:text-style-name="P2" draw:layer="layout" svg:width="1.524cm" svg:height="0.762cm" svg:x="10.078cm" svg:y="6.112cm">
          <text:p text:style-name="P1"><text:span text:style-name="T1">002</text:span></text:p>
          <text:p text:style-name="P1"><text:span text:style-name="T1">Outer gatehouse</text:span></text:p>
          <text:p text:style-name="P1"><text:span text:style-name="T1">stai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0.5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1.4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1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508cm" svg:y="6.6cm">
          <draw:text-box>
            <text:p><text:span text:style-name="T2">S</text:span></text:p>
          </draw:text-box>
        </draw:frame>
        <draw:line draw:style-name="gr3" draw:text-style-name="P4" draw:layer="layout" svg:x1="11.978cm" svg:y1="6.604cm" svg:x2="11.602cm" svg:y2="6.584cm">
          <text:p/>
        </draw:line>
        <draw:custom-shape draw:style-name="gr1" draw:text-style-name="P2" draw:layer="layout" svg:width="1.524cm" svg:height="0.762cm" svg:x="8.178cm" svg:y="6.112cm">
          <text:p text:style-name="P1"><text:span text:style-name="T1">002</text:span></text:p>
          <text:p text:style-name="P1"><text:span text:style-name="T1">Gatehous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8.6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9.5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2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608cm" svg:y="6.6cm">
          <draw:text-box>
            <text:p><text:span text:style-name="T2">S</text:span></text:p>
          </draw:text-box>
        </draw:frame>
        <draw:line draw:style-name="gr3" draw:text-style-name="P4" draw:layer="layout" svg:x1="10.108cm" svg:y1="6.604cm" svg:x2="9.702cm" svg:y2="6.584cm">
          <text:p/>
        </draw:line>
        <draw:custom-shape draw:style-name="gr1" draw:text-style-name="P2" draw:layer="layout" svg:width="1.524cm" svg:height="0.762cm" svg:x="6.278cm" svg:y="6.112cm">
          <text:p text:style-name="P1"><text:span text:style-name="T1">002</text:span></text:p>
          <text:p text:style-name="P1"><text:span text:style-name="T1"><text:s text:c="2"/></text:span><text:span text:style-name="T1">west Battlement</text:span></text:p>
          <text:p text:style-name="P1"><text:span text:style-name="T1">Stairs down N,S</text:span></text:p>
          <text:p text:style-name="P1"><text:span text:style-name="T1">Stairs up W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708cm" svg:y="6.6cm">
          <draw:text-box>
            <text:p><text:span text:style-name="T2">S</text:span></text:p>
          </draw:text-box>
        </draw:frame>
        <draw:line draw:style-name="gr3" draw:text-style-name="P4" draw:layer="layout" svg:x1="8.178cm" svg:y1="6.604cm" svg:x2="7.802cm" svg:y2="6.604cm">
          <text:p/>
        </draw:line>
        <draw:custom-shape draw:style-name="gr1" draw:text-style-name="P2" draw:layer="layout" svg:width="1.524cm" svg:height="0.762cm" svg:x="6.278cm" svg:y="7.212cm">
          <text:p text:style-name="P1"><text:span text:style-name="T1">002</text:span></text:p>
          <text:p text:style-name="P1"><text:span text:style-name="T1"><text:s text:c="2"/></text:span><text:span text:style-name="T1">west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7.0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7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708cm" svg:y="7.7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4.378cm" svg:y="6.112cm">
          <text:p text:style-name="P1"><text:span text:style-name="T1">002</text:span></text:p>
          <text:p text:style-name="P1"><text:span text:style-name="T1"><text:s text:c="2"/></text:span><text:span text:style-name="T1">Watchtower</text:span></text:p>
          <text:p text:style-name="P1"><text:span text:style-name="T1">Wizard. Bring Chalice</text:span></text:p>
          <text:p text:style-name="P1"><text:span text:style-name="T1">ofDawn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808cm" svg:y="6.6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1.978cm" svg:y="8.312cm">
          <text:p text:style-name="P1"><text:span text:style-name="T1">001</text:span></text:p>
          <text:p text:style-name="P1"><text:span text:style-name="T1">Barbican. Middle of moat.</text:span></text:p>
          <text:p text:style-name="P1"><text:span text:style-name="T1">Scroll #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36cm" svg:y="8.4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8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8.8cm">
          <draw:text-box>
            <text:p><text:span text:style-name="T2">S</text:span></text:p>
          </draw:text-box>
        </draw:frame>
        <draw:line draw:style-name="gr3" draw:text-style-name="P4" draw:layer="layout" svg:x1="12.7cm" svg:y1="7.974cm" svg:x2="12.7cm" svg:y2="8.312cm">
          <text:p/>
        </draw:line>
        <draw:frame draw:style-name="gr2" draw:text-style-name="P3" draw:layer="layout" svg:width="0.254cm" svg:height="0.37cm" svg:x="12.408cm" svg:y="8.1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1.967cm" svg:y="9.412cm">
          <text:p text:style-name="P1"><text:span text:style-name="T1">001</text:span></text:p>
          <text:p text:style-name="P1"><text:span text:style-name="T1">South bank of moa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25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1.997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397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2.397cm" svg:y="9.286cm">
          <draw:text-box>
            <text:p><text:span text:style-name="T2">N</text:span></text:p>
          </draw:text-box>
        </draw:frame>
        <draw:line draw:style-name="gr3" draw:text-style-name="P4" draw:layer="layout" svg:x1="12.662cm" svg:y1="9.074cm" svg:x2="12.651cm" svg:y2="9.412cm">
          <text:p/>
        </draw:line>
        <draw:line draw:style-name="gr3" draw:text-style-name="P4" draw:layer="layout" svg:x1="6.308cm" svg:y1="6.604cm" svg:x2="5.902cm" svg:y2="6.604cm">
          <text:p/>
        </draw:line>
        <draw:custom-shape draw:style-name="gr1" draw:text-style-name="P2" draw:layer="layout" svg:width="1.524cm" svg:height="0.762cm" svg:x="11.967cm" svg:y="10.512cm">
          <text:p text:style-name="P1"><text:span text:style-name="T1">001</text:span></text:p>
          <text:p text:style-name="P1"><text:span text:style-name="T1">Open poppy field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25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1.997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397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2.397cm" svg:y="10.386cm">
          <draw:text-box>
            <text:p><text:span text:style-name="T2">N</text:span></text:p>
          </draw:text-box>
        </draw:frame>
        <draw:line draw:style-name="gr3" draw:text-style-name="P4" draw:layer="layout" svg:x1="12.651cm" svg:y1="10.174cm" svg:x2="12.651cm" svg:y2="10.512cm">
          <text:p/>
        </draw:line>
        <draw:custom-shape draw:style-name="gr1" draw:text-style-name="P2" draw:layer="layout" svg:width="1.524cm" svg:height="0.762cm" svg:x="11.967cm" svg:y="11.612cm">
          <text:p text:style-name="P1"><text:span text:style-name="T1">001</text:span></text:p>
          <text:p text:style-name="P1"><text:span text:style-name="T1">Entrance to great fore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25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1.997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397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2.397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1.965cm" svg:y="12.712cm">
          <text:p text:style-name="P1"><text:span text:style-name="T1">001</text:span></text:p>
          <text:p text:style-name="P1"><text:span text:style-name="T1">Great fore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1.9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3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2.3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3.865cm" svg:y="11.612cm">
          <text:p text:style-name="P1"><text:span text:style-name="T1">001</text:span></text:p>
          <text:p text:style-name="P1"><text:span text:style-name="T1">Small Hamlet of hous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5.765cm" svg:y="11.612cm">
          <text:p text:style-name="P1"><text:span text:style-name="T1">001</text:span></text:p>
          <text:p text:style-name="P1"><text:span text:style-name="T1">Door of House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7.1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7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1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6.1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7.665cm" svg:y="10.512cm">
          <text:p text:style-name="P1"><text:span text:style-name="T1">001</text:span></text:p>
          <text:p text:style-name="P1"><text:span text:style-name="T1">Cupboard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9.0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6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095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8.095cm" svg:y="10.3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7.665cm" svg:y="11.612cm">
          <text:p text:style-name="P1"><text:span text:style-name="T1">001</text:span></text:p>
          <text:p text:style-name="P1"><text:span text:style-name="T1">Kitchen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9.0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6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0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8.0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9.565cm" svg:y="11.612cm">
          <text:p text:style-name="P1"><text:span text:style-name="T1">001</text:span></text:p>
          <text:p text:style-name="P1"><text:span text:style-name="T1">Garden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9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5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9.9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9.995cm" svg:y="11.486cm">
          <draw:text-box>
            <text:p><text:span text:style-name="T2">N</text:span></text:p>
          </draw:text-box>
        </draw:frame>
        <draw:line draw:style-name="gr3" draw:text-style-name="P4" draw:layer="layout" svg:x1="13.491cm" svg:y1="12.192cm" svg:x2="13.865cm" svg:y2="12.192cm">
          <text:p/>
        </draw:line>
        <draw:line draw:style-name="gr3" draw:text-style-name="P4" draw:layer="layout" svg:x1="15.389cm" svg:y1="12.192cm" svg:x2="15.765cm" svg:y2="12.192cm">
          <text:p/>
        </draw:line>
        <draw:line draw:style-name="gr3" draw:text-style-name="P4" draw:layer="layout" svg:x1="17.289cm" svg:y1="12.192cm" svg:x2="17.665cm" svg:y2="12.192cm">
          <text:p/>
        </draw:line>
        <draw:line draw:style-name="gr3" draw:text-style-name="P4" draw:layer="layout" svg:x1="18.796cm" svg:y1="11.612cm" svg:x2="18.796cm" svg:y2="11.274cm">
          <text:p/>
        </draw:line>
        <draw:line draw:style-name="gr3" draw:text-style-name="P4" draw:layer="layout" svg:x1="19.189cm" svg:y1="12.192cm" svg:x2="19.558cm" svg:y2="12.192cm">
          <text:p/>
        </draw:line>
        <draw:line draw:style-name="gr3" draw:text-style-name="P4" draw:layer="layout" svg:x1="12.397cm" svg:y1="11.274cm" svg:x2="12.397cm" svg:y2="11.612cm">
          <text:p/>
        </draw:line>
        <draw:line draw:style-name="gr3" draw:text-style-name="P4" draw:layer="layout" svg:x1="12.397cm" svg:y1="12.374cm" svg:x2="12.395cm" svg:y2="12.712cm">
          <text:p/>
        </draw:line>
        <draw:custom-shape draw:style-name="gr1" draw:text-style-name="P2" draw:layer="layout" svg:width="1.524cm" svg:height="0.762cm" svg:x="13.865cm" svg:y="12.712cm">
          <text:p text:style-name="P1"><text:span text:style-name="T1">001</text:span></text:p>
          <text:p text:style-name="P1"><text:span text:style-name="T1">GF: LowerDribblin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5.765cm" svg:y="12.712cm">
          <text:p text:style-name="P1"><text:span text:style-name="T1">001</text:span></text:p>
          <text:p text:style-name="P1"><text:span text:style-name="T1">Waterfal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7.1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795cm" svg:y="12.786cm">
          <draw:text-box>
            <text:p><text:span text:style-name="T2">W</text:span></text:p>
          </draw:text-box>
        </draw:frame>
        <draw:custom-shape draw:style-name="gr1" draw:text-style-name="P2" draw:layer="layout" svg:width="1.524cm" svg:height="0.762cm" svg:x="19.565cm" svg:y="12.712cm">
          <text:p text:style-name="P1"><text:span text:style-name="T1">001</text:span></text:p>
          <text:p text:style-name="P1"><text:span text:style-name="T1">Dirt track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9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5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9.9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9.9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1.465cm" svg:y="12.712cm">
          <text:p text:style-name="P1"><text:span text:style-name="T1">001</text:span></text:p>
          <text:p text:style-name="P1"><text:span text:style-name="T1">Brickett Woo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2.8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4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8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1.8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3.865cm" svg:y="13.812cm">
          <text:p text:style-name="P1"><text:span text:style-name="T1">001</text:span></text:p>
          <text:p text:style-name="P1"><text:span text:style-name="T1">Dark fore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13.6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3.865cm" svg:y="14.912cm">
          <text:p text:style-name="P1"><text:span text:style-name="T1">001</text:span></text:p>
          <text:p text:style-name="P1"><text:span text:style-name="T1">Great fore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14.786cm">
          <draw:text-box>
            <text:p><text:span text:style-name="T2">N</text:span></text:p>
          </draw:text-box>
        </draw:frame>
        <draw:line draw:style-name="gr3" draw:text-style-name="P4" draw:layer="layout" svg:x1="13.489cm" svg:y1="13.208cm" svg:x2="13.865cm" svg:y2="13.208cm">
          <text:p/>
        </draw:line>
        <draw:custom-shape draw:style-name="gr1" draw:text-style-name="P2" draw:layer="layout" svg:width="1.524cm" svg:height="0.762cm" svg:x="15.778cm" svg:y="6.112cm">
          <text:p text:style-name="P1"><text:span text:style-name="T1">002</text:span></text:p>
          <text:p text:style-name="P1"><text:span text:style-name="T1">Guards Rooms</text:span></text:p>
          <text:p text:style-name="P1"><text:span text:style-name="T1">Sword, Armou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6.2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7.1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8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208cm" svg:y="6.6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1.978cm" svg:y="5.012cm">
          <text:p text:style-name="P1"><text:span text:style-name="T1">002</text:span></text:p>
          <text:p text:style-name="P1"><text:span text:style-name="T1">Lower Baile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5.5cm">
          <draw:text-box>
            <text:p><text:span text:style-name="T2">S</text:span></text:p>
          </draw:text-box>
        </draw:frame>
        <draw:line draw:style-name="gr3" draw:text-style-name="P4" draw:layer="layout" svg:x1="12.446cm" svg:y1="6.112cm" svg:x2="12.446cm" svg:y2="5.774cm">
          <text:p/>
        </draw:line>
        <draw:frame draw:style-name="gr4" draw:text-style-name="P5" draw:layer="layout" svg:width="1.572cm" svg:height="0.408cm" svg:x="12.144cm" svg:y="9.036cm">
          <draw:text-box>
            <text:p><text:span text:style-name="T1">Out</text:span><text:span text:style-name="T1">er </text:span><text:span text:style-name="T1">Ca</text:span><text:span text:style-name="T1">use</text:span><text:span text:style-name="T1">wa</text:span><text:span text:style-name="T1">y</text:span></text:p>
          </draw:text-box>
        </draw:frame>
        <draw:frame draw:style-name="gr4" draw:text-style-name="P5" draw:layer="layout" svg:width="1.572cm" svg:height="0.408cm" svg:x="12.144cm" svg:y="7.936cm">
          <draw:text-box>
            <text:p><text:span text:style-name="T1">Inn</text:span><text:span text:style-name="T1">er </text:span><text:span text:style-name="T1">Ca</text:span><text:span text:style-name="T1">use</text:span><text:span text:style-name="T1">wa</text:span><text:span text:style-name="T1">y</text:span></text:p>
          </draw:text-box>
        </draw:frame>
        <draw:custom-shape draw:style-name="gr1" draw:text-style-name="P2" draw:layer="layout" svg:width="1.524cm" svg:height="0.762cm" svg:x="17.664cm" svg:y="6.112cm">
          <text:p text:style-name="P1"><text:span text:style-name="T1">002</text:span></text:p>
          <text:p text:style-name="P1"><text:span text:style-name="T1">Great East W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9.022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694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094cm" svg:y="6.6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3.865cm" svg:y="10.512cm">
          <text:p text:style-name="P1"><text:span text:style-name="T1">001</text:span></text:p>
          <text:p text:style-name="P1"><text:span text:style-name="T1">Door of Pub: </text:span></text:p>
          <text:p text:style-name="P1"><text:span text:style-name="T1">The Bishops Leg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10.3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3.865cm" svg:y="9.412cm">
          <text:p text:style-name="P1"><text:span text:style-name="T1">001</text:span></text:p>
          <text:p text:style-name="P1"><text:span text:style-name="T1">Pub: Bar </text:span></text:p>
          <text:p text:style-name="P1"><text:span text:style-name="T1">Proprietor Mr.Hogwas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9.286cm">
          <draw:text-box>
            <text:p><text:span text:style-name="T2">N</text:span></text:p>
          </draw:text-box>
        </draw:frame>
        <draw:line draw:style-name="gr3" draw:text-style-name="P4" draw:layer="layout" svg:x1="14.295cm" svg:y1="11.274cm" svg:x2="14.295cm" svg:y2="11.612cm">
          <text:p/>
        </draw:line>
        <draw:line draw:style-name="gr3" draw:text-style-name="P4" draw:layer="layout" svg:x1="14.295cm" svg:y1="10.174cm" svg:x2="14.295cm" svg:y2="10.512cm">
          <text:p/>
        </draw:line>
        <draw:custom-shape draw:style-name="gr1" draw:text-style-name="P2" draw:layer="layout" svg:width="1.524cm" svg:height="0.762cm" svg:x="15.765cm" svg:y="13.813cm">
          <text:p text:style-name="P1"><text:span text:style-name="T1">001</text:span></text:p>
          <text:p text:style-name="P1"><text:span text:style-name="T1">Bridge</text:span></text:p>
          <text:p text:style-name="P1"><text:span text:style-name="T1">Trol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7.123cm" svg:y="13.915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795cm" svg:y="13.887cm">
          <draw:text-box>
            <text:p><text:span text:style-name="T2">W</text:span></text:p>
          </draw:text-box>
        </draw:frame>
        <draw:line draw:style-name="gr3" draw:text-style-name="P4" draw:layer="layout" svg:x1="15.389cm" svg:y1="13.208cm" svg:x2="15.765cm" svg:y2="13.208cm">
          <text:p/>
        </draw:line>
        <draw:line draw:style-name="gr3" draw:text-style-name="P4" draw:layer="layout" svg:x1="17.289cm" svg:y1="13.208cm" svg:x2="17.665cm" svg:y2="13.208cm">
          <text:p/>
        </draw:line>
        <draw:line draw:style-name="gr3" draw:text-style-name="P4" draw:layer="layout" svg:x1="15.765cm" svg:y1="14.378cm" svg:x2="15.389cm" svg:y2="14.378cm">
          <text:p/>
        </draw:line>
        <draw:custom-shape draw:style-name="gr1" draw:text-style-name="P2" draw:layer="layout" svg:width="1.524cm" svg:height="0.762cm" svg:x="17.665cm" svg:y="13.812cm">
          <text:p text:style-name="P1"><text:span text:style-name="T1">001</text:span></text:p>
          <text:p text:style-name="P1"><text:span text:style-name="T1">Muddy wet bo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9.0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6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0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8.095cm" svg:y="13.686cm">
          <draw:text-box>
            <text:p><text:span text:style-name="T2">N</text:span></text:p>
          </draw:text-box>
        </draw:frame>
        <draw:line draw:style-name="gr3" draw:text-style-name="P4" draw:layer="layout" svg:x1="18.796cm" svg:y1="13.474cm" svg:x2="18.796cm" svg:y2="13.812cm">
          <text:p/>
        </draw:line>
        <draw:line draw:style-name="gr3" draw:text-style-name="P4" draw:layer="layout" svg:x1="17.665cm" svg:y1="14.378cm" svg:x2="17.289cm" svg:y2="14.378cm">
          <text:p/>
        </draw:line>
        <draw:line draw:style-name="gr3" draw:text-style-name="P4" draw:layer="layout" svg:x1="21.089cm" svg:y1="13.208cm" svg:x2="21.465cm" svg:y2="13.208cm">
          <text:p/>
        </draw:line>
        <draw:custom-shape draw:style-name="gr1" draw:text-style-name="P2" draw:layer="layout" svg:width="1.524cm" svg:height="0.762cm" svg:x="19.564cm" svg:y="6.112cm">
          <text:p text:style-name="P1"><text:span text:style-name="T1">002</text:span></text:p>
          <text:p text:style-name="P1"><text:span text:style-name="T1">East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922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594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9.994cm" svg:y="6.6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3.878cm" svg:y="6.112cm">
          <text:p text:style-name="P1"><text:span text:style-name="T1">002</text:span></text:p>
          <text:p text:style-name="P1"><text:span text:style-name="T1">Stairs leadup to </text:span></text:p>
          <text:p text:style-name="P1"><text:span text:style-name="T1">large oak do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4.3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5.2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9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308cm" svg:y="6.6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1.978cm" svg:y="3.912cm">
          <text:p text:style-name="P1"><text:span text:style-name="T1">002</text:span></text:p>
          <text:p text:style-name="P1"><text:span text:style-name="T1">Inner Gatehouse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4.4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1.978cm" svg:y="2.712cm">
          <text:p text:style-name="P1"><text:span text:style-name="T1">002</text:span></text:p>
          <text:p text:style-name="P1"><text:span text:style-name="T1">Inner Bailey</text:span></text:p>
          <text:p text:style-name="P1"><text:span text:style-name="T1">(courtyard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3.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0.078cm" svg:y="2.712cm">
          <text:p text:style-name="P1"><text:span text:style-name="T1">002</text:span></text:p>
          <text:p text:style-name="P1"><text:span text:style-name="T1">Poisoned We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0.5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1.4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1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508cm" svg:y="3.2cm">
          <draw:text-box>
            <text:p><text:span text:style-name="T2">S</text:span></text:p>
          </draw:text-box>
        </draw:frame>
        <draw:line draw:style-name="gr3" draw:text-style-name="P4" draw:layer="layout" svg:x1="12.408cm" svg:y1="5.012cm" svg:x2="12.408cm" svg:y2="4.674cm">
          <text:p/>
        </draw:line>
        <draw:line draw:style-name="gr3" draw:text-style-name="P4" draw:layer="layout" svg:x1="12.408cm" svg:y1="3.912cm" svg:x2="12.408cm" svg:y2="3.474cm">
          <text:p/>
        </draw:line>
        <draw:line draw:style-name="gr3" draw:text-style-name="P4" draw:layer="layout" svg:x1="11.978cm" svg:y1="3.302cm" svg:x2="11.602cm" svg:y2="3.302cm">
          <text:p/>
        </draw:line>
        <draw:line draw:style-name="gr3" draw:text-style-name="P4" draw:layer="layout" svg:x1="13.502cm" svg:y1="6.656cm" svg:x2="13.908cm" svg:y2="6.656cm">
          <text:p/>
        </draw:line>
        <draw:line draw:style-name="gr3" draw:text-style-name="P4" draw:layer="layout" svg:x1="15.402cm" svg:y1="6.656cm" svg:x2="15.808cm" svg:y2="6.656cm">
          <text:p/>
        </draw:line>
        <draw:line draw:style-name="gr3" draw:text-style-name="P4" draw:layer="layout" svg:x1="17.302cm" svg:y1="6.604cm" svg:x2="17.664cm" svg:y2="6.604cm">
          <text:p/>
        </draw:line>
        <draw:line draw:style-name="gr3" draw:text-style-name="P4" draw:layer="layout" svg:x1="19.188cm" svg:y1="6.604cm" svg:x2="19.594cm" svg:y2="6.604cm">
          <text:p/>
        </draw:line>
        <draw:frame draw:style-name="gr2" draw:text-style-name="P3" draw:layer="layout" svg:width="0.254cm" svg:height="0.37cm" svg:x="18.0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9.908cm" svg:y="5.9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.465cm" svg:y="13.8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Dragons Ne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3.8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4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8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.895cm" svg:y="13.6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0.065cm" svg:y="9.412cm">
          <text:p text:style-name="P1"><text:span text:style-name="T1">001</text:span></text:p>
          <text:p text:style-name="P1"><text:span text:style-name="T1">Rough Grey pat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9.286cm">
          <draw:text-box>
            <text:p><text:span text:style-name="T2">N</text:span></text:p>
          </draw:text-box>
        </draw:frame>
        <draw:line draw:style-name="gr3" draw:text-style-name="P4" draw:layer="layout" svg:x1="11.967cm" svg:y1="9.96cm" svg:x2="11.589cm" svg:y2="9.96cm">
          <text:p/>
        </draw:line>
        <draw:custom-shape draw:style-name="gr1" draw:text-style-name="P2" draw:layer="layout" svg:width="1.524cm" svg:height="0.762cm" svg:x="11.978cm" svg:y="1.612cm">
          <text:p text:style-name="P1"><text:span text:style-name="T1">002</text:span></text:p>
          <text:p text:style-name="P1"><text:span text:style-name="T1">Entrance to</text:span></text:p>
          <text:p text:style-name="P1"><text:span text:style-name="T1">Dunge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2.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1.978cm" svg:y="0.512cm">
          <text:p text:style-name="P1"><text:span text:style-name="T1">002</text:span></text:p>
          <text:p text:style-name="P1"><text:span text:style-name="T1">Winding stairs down</text:span></text:p>
          <text:p text:style-name="P1"><text:span text:style-name="T1">to dunge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2.4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3.3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2.0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408cm" svg:y="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3.878cm" svg:y="0.512cm">
          <text:p text:style-name="P1"><text:span text:style-name="T1">002</text:span></text:p>
          <text:p text:style-name="P1"><text:span text:style-name="T1">Dungeon</text:span></text:p>
          <text:p text:style-name="P1"><text:span text:style-name="T1">Corridor 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4.3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5.2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9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308cm" svg:y="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8.165cm" svg:y="8.312cm">
          <text:p text:style-name="P1"><text:span text:style-name="T1">001</text:span></text:p>
          <text:p text:style-name="P1"><text:span text:style-name="T1">Inside Tavern:</text:span></text:p>
          <text:p text:style-name="P1"><text:span text:style-name="T1">The Green Bea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9.523cm" svg:y="8.4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195cm" svg:y="8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595cm" svg:y="8.8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8.595cm" svg:y="8.1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8.165cm" svg:y="7.212cm">
          <text:p text:style-name="P1"><text:span text:style-name="T1">001</text:span></text:p>
          <text:p text:style-name="P1"><text:span text:style-name="T1">Tavern: Bar</text:span></text:p>
          <text:p text:style-name="P1"><text:span text:style-name="T1">Proprietor Mr.Spudnos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9.523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195cm" svg:y="7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595cm" svg:y="7.7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8.595cm" svg:y="7.086cm">
          <draw:text-box>
            <text:p><text:span text:style-name="T2">N</text:span></text:p>
          </draw:text-box>
        </draw:frame>
        <draw:line draw:style-name="gr3" draw:text-style-name="P4" draw:layer="layout" svg:x1="10.065cm" svg:y1="9.906cm" svg:x2="9.689cm" svg:y2="9.906cm">
          <text:p/>
        </draw:line>
        <draw:line draw:style-name="gr3" draw:text-style-name="P4" draw:layer="layout" svg:x1="9.398cm" svg:y1="8.312cm" svg:x2="9.398cm" svg:y2="7.974cm">
          <text:p/>
        </draw:line>
        <draw:custom-shape draw:style-name="gr1" draw:text-style-name="P2" draw:layer="layout" svg:width="1.524cm" svg:height="0.762cm" svg:x="10.065cm" svg:y="7.212cm">
          <text:p text:style-name="P1"><text:span text:style-name="T1">001</text:span></text:p>
          <text:p text:style-name="P1"><text:span text:style-name="T1">Tavern: Bar</text:span></text:p>
          <text:p text:style-name="P1"><text:span text:style-name="T1">Drunk Mr.Picklebrai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7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7.7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7.0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8.165cm" svg:y="9.412cm">
          <text:p text:style-name="P1"><text:span text:style-name="T1">001</text:span></text:p>
          <text:p text:style-name="P1"><text:span text:style-name="T1">Gate toTavern:</text:span></text:p>
          <text:p text:style-name="P1"><text:span text:style-name="T1">The Green Beas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9.523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195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595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8.595cm" svg:y="9.2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0.065cm" svg:y="8.312cm">
          <text:p text:style-name="P1"><text:span text:style-name="T1">001</text:span></text:p>
          <text:p text:style-name="P1"><text:span text:style-name="T1">Tavern: Bar</text:span></text:p>
          <text:p text:style-name="P1"><text:span text:style-name="T1">Local gossip </text:span></text:p>
          <text:p text:style-name="P1"><text:span text:style-name="T1">Miss.???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8.4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8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8.8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8.186cm">
          <draw:text-box>
            <text:p><text:span text:style-name="T2">N</text:span></text:p>
          </draw:text-box>
        </draw:frame>
        <draw:line draw:style-name="gr3" draw:text-style-name="P4" draw:layer="layout" svg:x1="9.689cm" svg:y1="8.89cm" svg:x2="10.065cm" svg:y2="8.89cm">
          <text:p/>
        </draw:line>
        <draw:line draw:style-name="gr3" draw:text-style-name="P4" draw:layer="layout" svg:x1="9.398cm" svg:y1="9.412cm" svg:x2="9.398cm" svg:y2="9.074cm">
          <text:p/>
        </draw:line>
        <draw:line draw:style-name="gr3" draw:text-style-name="P4" draw:layer="layout" svg:x1="12.192cm" svg:y1="2.712cm" svg:x2="12.192cm" svg:y2="2.374cm">
          <text:p/>
        </draw:line>
        <draw:line draw:style-name="gr3" draw:text-style-name="P4" draw:layer="layout" svg:x1="12.192cm" svg:y1="1.612cm" svg:x2="12.192cm" svg:y2="1.27cm">
          <text:p/>
        </draw:line>
        <draw:line draw:style-name="gr3" draw:text-style-name="P4" draw:layer="layout" svg:x1="13.502cm" svg:y1="1.016cm" svg:x2="13.878cm" svg:y2="1.016cm">
          <text:p/>
        </draw:line>
        <draw:custom-shape draw:style-name="gr1" draw:text-style-name="P2" draw:layer="layout" svg:width="1.524cm" svg:height="0.762cm" svg:x="13.878cm" svg:y="1.612cm">
          <text:p text:style-name="P1"><text:span text:style-name="T1">002</text:span></text:p>
          <text:p text:style-name="P1"><text:span text:style-name="T1">Cell #1:</text:span></text:p>
          <text:p text:style-name="P1"><text:span text:style-name="T1">Mr.Biggleswo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4.3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5.2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9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308cm" svg:y="2.1cm">
          <draw:text-box>
            <text:p><text:span text:style-name="T2">S</text:span></text:p>
          </draw:text-box>
        </draw:frame>
        <draw:line draw:style-name="gr3" draw:text-style-name="P4" draw:layer="layout" svg:x1="14.986cm" svg:y1="1.274cm" svg:x2="14.986cm" svg:y2="1.612cm">
          <text:p/>
        </draw:line>
        <draw:custom-shape draw:style-name="gr1" draw:text-style-name="P2" draw:layer="layout" svg:width="1.524cm" svg:height="0.762cm" svg:x="8.178cm" svg:y="3.912cm">
          <text:p text:style-name="P1"><text:span text:style-name="T1">002</text:span></text:p>
          <text:p text:style-name="P1"><text:span text:style-name="T1">Kitche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8.6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9.5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2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608cm" svg:y="4.4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8.178cm" svg:y="5.012cm">
          <text:p text:style-name="P1"><text:span text:style-name="T1">002</text:span></text:p>
          <text:p text:style-name="P1"><text:span text:style-name="T1">Mess H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8.6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9.5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2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608cm" svg:y="5.5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6.278cm" svg:y="3.912cm">
          <text:p text:style-name="P1"><text:span text:style-name="T1">002</text:span></text:p>
          <text:p text:style-name="P1"><text:span text:style-name="T1">Great Banquet H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708cm" svg:y="4.4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4.378cm" svg:y="5.012cm">
          <text:p text:style-name="P1"><text:span text:style-name="T1">002</text:span></text:p>
          <text:p text:style-name="P1"><text:span text:style-name="T1">Minstrel’s Gallery</text:span></text:p>
          <text:p text:style-name="P1"><text:span text:style-name="T1">Lords musician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808cm" svg:y="5.5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4.378cm" svg:y="3.912cm">
          <text:p text:style-name="P1"><text:span text:style-name="T1">002</text:span></text:p>
          <text:p text:style-name="P1"><text:span text:style-name="T1">Stag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808cm" svg:y="4.4cm">
          <draw:text-box>
            <text:p><text:span text:style-name="T2">S</text:span></text:p>
          </draw:text-box>
        </draw:frame>
        <draw:line draw:style-name="gr3" draw:text-style-name="P4" draw:layer="layout" svg:x1="4.808cm" svg:y1="5.012cm" svg:x2="4.808cm" svg:y2="4.674cm">
          <text:p/>
        </draw:line>
        <draw:custom-shape draw:style-name="gr1" draw:text-style-name="P2" draw:layer="layout" svg:width="1.524cm" svg:height="0.762cm" svg:x="15.778cm" svg:y="0.512cm">
          <text:p text:style-name="P1"><text:span text:style-name="T1">002</text:span></text:p>
          <text:p text:style-name="P6"><text:span text:style-name="T1">Dungeon</text:span></text:p>
          <text:p text:style-name="P6"><text:span text:style-name="T1">Corridor 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6.2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7.1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8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208cm" svg:y="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5.778cm" svg:y="1.612cm">
          <text:p text:style-name="P1"><text:span text:style-name="T1">002</text:span></text:p>
          <text:p text:style-name="P1"><text:span text:style-name="T1">Cell #2:</text:span></text:p>
          <text:p text:style-name="P1"><text:span text:style-name="T1">Mr.Biggleswo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6.2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7.1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8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208cm" svg:y="2.1cm">
          <draw:text-box>
            <text:p><text:span text:style-name="T2">S</text:span></text:p>
          </draw:text-box>
        </draw:frame>
        <draw:line draw:style-name="gr3" draw:text-style-name="P4" draw:layer="layout" svg:x1="16.886cm" svg:y1="1.274cm" svg:x2="16.886cm" svg:y2="1.612cm">
          <text:p/>
        </draw:line>
        <draw:custom-shape draw:style-name="gr1" draw:text-style-name="P2" draw:layer="layout" svg:width="1.524cm" svg:height="0.762cm" svg:x="17.678cm" svg:y="0.512cm">
          <text:p text:style-name="P1"><text:span text:style-name="T1">002</text:span></text:p>
          <text:p text:style-name="P6"><text:span text:style-name="T1">Dungeon</text:span></text:p>
          <text:p text:style-name="P6"><text:span text:style-name="T1">Corridor I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8.1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9.0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7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108cm" svg:y="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7.678cm" svg:y="1.612cm">
          <text:p text:style-name="P1"><text:span text:style-name="T1">002</text:span></text:p>
          <text:p text:style-name="P1"><text:span text:style-name="T1">Cell #3:</text:span></text:p>
          <text:p text:style-name="P1"><text:span text:style-name="T1">Mr.Biggleswo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8.1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9.0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7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108cm" svg:y="2.1cm">
          <draw:text-box>
            <text:p><text:span text:style-name="T2">S</text:span></text:p>
          </draw:text-box>
        </draw:frame>
        <draw:line draw:style-name="gr3" draw:text-style-name="P4" draw:layer="layout" svg:x1="18.786cm" svg:y1="1.274cm" svg:x2="18.786cm" svg:y2="1.612cm">
          <text:p/>
        </draw:line>
        <draw:line draw:style-name="gr3" draw:text-style-name="P4" draw:layer="layout" svg:x1="15.402cm" svg:y1="1.016cm" svg:x2="15.778cm" svg:y2="1.016cm">
          <text:p/>
        </draw:line>
        <draw:line draw:style-name="gr3" draw:text-style-name="P4" draw:layer="layout" svg:x1="17.302cm" svg:y1="1.016cm" svg:x2="17.708cm" svg:y2="1.016cm">
          <text:p/>
        </draw:line>
        <draw:line draw:style-name="gr3" draw:text-style-name="P4" draw:layer="layout" svg:x1="11.602cm" svg:y1="4.472cm" svg:x2="11.978cm" svg:y2="4.472cm">
          <text:p/>
        </draw:line>
        <draw:line draw:style-name="gr3" draw:text-style-name="P4" draw:layer="layout" svg:x1="8.514cm" svg:y1="4.674cm" svg:x2="8.514cm" svg:y2="5.012cm">
          <text:p/>
        </draw:line>
        <draw:line draw:style-name="gr3" draw:text-style-name="P4" draw:layer="layout" svg:x1="10.414cm" svg:y1="3.474cm" svg:x2="10.414cm" svg:y2="3.912cm">
          <text:p/>
        </draw:line>
        <draw:line draw:style-name="gr3" draw:text-style-name="P4" draw:layer="layout" svg:x1="7.802cm" svg:y1="4.472cm" svg:x2="8.178cm" svg:y2="4.472cm">
          <text:p/>
        </draw:line>
        <draw:line draw:style-name="gr3" draw:text-style-name="P4" draw:layer="layout" svg:x1="5.902cm" svg:y1="4.472cm" svg:x2="6.278cm" svg:y2="4.472cm">
          <text:p/>
        </draw:line>
        <draw:custom-shape draw:style-name="gr1" draw:text-style-name="P2" draw:layer="layout" svg:width="1.524cm" svg:height="0.762cm" svg:x="6.278cm" svg:y="5.012cm">
          <text:p text:style-name="P1"><text:span text:style-name="T1">002</text:span></text:p>
          <text:p text:style-name="P1"><text:span text:style-name="T1">Lords Throne Ro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708cm" svg:y="5.5cm">
          <draw:text-box>
            <text:p><text:span text:style-name="T2">S</text:span></text:p>
          </draw:text-box>
        </draw:frame>
        <draw:line draw:style-name="gr3" draw:text-style-name="P4" draw:layer="layout" svg:x1="6.708cm" svg:y1="4.674cm" svg:x2="6.708cm" svg:y2="5.012cm">
          <text:p/>
        </draw:line>
        <draw:custom-shape draw:style-name="gr1" draw:text-style-name="P2" draw:layer="layout" svg:width="1.524cm" svg:height="0.762cm" svg:x="10.078cm" svg:y="1.612cm">
          <text:p text:style-name="P1"><text:span text:style-name="T1">002</text:span></text:p>
          <text:p text:style-name="P1"><text:span text:style-name="T1">Gallow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0.5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1.4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1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508cm" svg:y="2.1cm">
          <draw:text-box>
            <text:p><text:span text:style-name="T2">S</text:span></text:p>
          </draw:text-box>
        </draw:frame>
        <draw:line draw:style-name="gr3" draw:text-style-name="P4" draw:layer="layout" svg:x1="11.978cm" svg:y1="2.186cm" svg:x2="11.602cm" svg:y2="2.186cm">
          <text:p/>
        </draw:line>
        <draw:line draw:style-name="gr3" draw:text-style-name="P4" draw:layer="layout" svg:x1="10.508cm" svg:y1="2.374cm" svg:x2="10.508cm" svg:y2="2.712cm">
          <text:p/>
        </draw:line>
        <draw:custom-shape draw:style-name="gr1" draw:text-style-name="P2" draw:layer="layout" svg:width="1.524cm" svg:height="0.762cm" svg:x="17.678cm" svg:y="2.712cm">
          <text:p text:style-name="P1"><text:span text:style-name="T1">002</text:span></text:p>
          <text:p text:style-name="P1"><text:span text:style-name="T1">Servants Kitche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8.1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9.0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7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108cm" svg:y="3.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0.078cm" svg:y="0.512cm">
          <text:p text:style-name="P1"><text:span text:style-name="T1">002</text:span></text:p>
          <text:p text:style-name="P1"><text:span text:style-name="T1">Chape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0.5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1.4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1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508cm" svg:y="1cm">
          <draw:text-box>
            <text:p><text:span text:style-name="T2">S</text:span></text:p>
          </draw:text-box>
        </draw:frame>
        <draw:line draw:style-name="gr3" draw:text-style-name="P4" draw:layer="layout" svg:x1="13.502cm" svg:y1="3.302cm" svg:x2="13.878cm" svg:y2="3.302cm">
          <text:p/>
        </draw:line>
        <draw:line draw:style-name="gr3" draw:text-style-name="P4" draw:layer="layout" svg:x1="10.414cm" svg:y1="1.612cm" svg:x2="10.414cm" svg:y2="1.27cm">
          <text:p/>
        </draw:line>
        <draw:custom-shape draw:style-name="gr1" draw:text-style-name="P2" draw:layer="layout" svg:width="1.524cm" svg:height="0.762cm" svg:x="8.178cm" svg:y="1.612cm">
          <text:p text:style-name="P1"><text:span text:style-name="T1">002</text:span></text:p>
          <text:p text:style-name="P1"><text:span text:style-name="T1">Soldiers Barrack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8.6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9.5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2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608cm" svg:y="2.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1.4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ords Bed Cha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1.9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2.8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5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908cm" svg:y="5.5cm">
          <draw:text-box>
            <text:p><text:span text:style-name="T2">S</text:span></text:p>
          </draw:text-box>
        </draw:frame>
        <draw:line draw:style-name="gr3" draw:text-style-name="P4" draw:layer="layout" svg:x1="19.202cm" svg:y1="3.302cm" svg:x2="19.578cm" svg:y2="3.302cm">
          <text:p/>
        </draw:line>
        <draw:line draw:style-name="gr3" draw:text-style-name="P4" draw:layer="layout" svg:x1="9.702cm" svg:y1="2.032cm" svg:x2="10.108cm" svg:y2="2.032cm">
          <text:p/>
        </draw:line>
        <draw:custom-shape draw:style-name="gr1" draw:text-style-name="P2" draw:layer="layout" svg:width="1.524cm" svg:height="0.762cm" svg:x="15.7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Dinn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6.2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7.1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8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208cm" svg:y="5.5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8.178cm" svg:y="2.712cm">
          <text:p text:style-name="P1"><text:span text:style-name="T1">002</text:span></text:p>
          <text:p text:style-name="P1"><text:span text:style-name="T1">Entrance to Kee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8.6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9.5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2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608cm" svg:y="3.2cm">
          <draw:text-box>
            <text:p><text:span text:style-name="T2">S</text:span></text:p>
          </draw:text-box>
        </draw:frame>
        <draw:line draw:style-name="gr3" draw:text-style-name="P4" draw:layer="layout" svg:x1="8.482cm" svg:y1="2.374cm" svg:x2="8.482cm" svg:y2="2.712cm">
          <text:p/>
        </draw:line>
        <draw:custom-shape draw:style-name="gr1" draw:text-style-name="P2" draw:layer="layout" svg:width="1.524cm" svg:height="0.762cm" svg:x="13.8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Stud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4.3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5.2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9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308cm" svg:y="5.5cm">
          <draw:text-box>
            <text:p><text:span text:style-name="T2">S</text:span></text:p>
          </draw:text-box>
        </draw:frame>
        <draw:line draw:style-name="gr3" draw:text-style-name="P4" draw:layer="layout" svg:x1="15.778cm" svg:y1="5.572cm" svg:x2="15.402cm" svg:y2="5.572cm">
          <text:p/>
        </draw:line>
        <draw:custom-shape draw:style-name="gr1" draw:text-style-name="P2" draw:layer="layout" svg:width="1.524cm" svg:height="0.762cm" svg:x="13.878cm" svg:y="2.7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Enterance to 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4.3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5.2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9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308cm" svg:y="3.2cm">
          <draw:text-box>
            <text:p><text:span text:style-name="T2">S</text:span></text:p>
          </draw:text-box>
        </draw:frame>
        <draw:line draw:style-name="gr3" draw:text-style-name="P4" draw:layer="layout" svg:x1="15.402cm" svg:y1="3.302cm" svg:x2="15.778cm" svg:y2="3.302cm">
          <text:p/>
        </draw:line>
        <draw:line draw:style-name="gr3" draw:text-style-name="P4" draw:layer="layout" svg:x1="14.308cm" svg:y1="3.474cm" svg:x2="14.308cm" svg:y2="3.912cm">
          <text:p/>
        </draw:line>
        <draw:custom-shape draw:style-name="gr1" draw:text-style-name="P2" draw:layer="layout" svg:width="1.524cm" svg:height="0.762cm" svg:x="13.8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Corridor #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4.3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5.2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9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308cm" svg:y="4.4cm">
          <draw:text-box>
            <text:p><text:span text:style-name="T2">S</text:span></text:p>
          </draw:text-box>
        </draw:frame>
        <draw:line draw:style-name="gr3" draw:text-style-name="P4" draw:layer="layout" svg:x1="14.308cm" svg:y1="4.674cm" svg:x2="14.308cm" svg:y2="5.012cm">
          <text:p/>
        </draw:line>
        <draw:custom-shape draw:style-name="gr1" draw:text-style-name="P2" draw:layer="layout" svg:width="1.524cm" svg:height="0.762cm" svg:x="19.5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Wash Cha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0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0.9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6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0.008cm" svg:y="5.5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9.5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adys Boudoi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0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0.9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6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0.008cm" svg:y="4.4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15.7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Kitchen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6.2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7.1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8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208cm" svg:y="4.4cm">
          <draw:text-box>
            <text:p><text:span text:style-name="T2">S</text:span></text:p>
          </draw:text-box>
        </draw:frame>
        <draw:line draw:style-name="gr3" draw:text-style-name="P4" draw:layer="layout" svg:x1="15.402cm" svg:y1="4.456cm" svg:x2="15.778cm" svg:y2="4.456cm">
          <text:p/>
        </draw:line>
        <draw:line draw:style-name="gr3" draw:text-style-name="P4" draw:layer="layout" svg:x1="17.302cm" svg:y1="5.588cm" svg:x2="17.678cm" svg:y2="5.588cm">
          <text:p/>
        </draw:line>
        <draw:custom-shape draw:style-name="gr1" draw:text-style-name="P2" draw:layer="layout" svg:width="1.524cm" svg:height="0.762cm" svg:x="17.6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Corridor #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8.1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9.0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7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108cm" svg:y="4.4cm">
          <draw:text-box>
            <text:p><text:span text:style-name="T2">S</text:span></text:p>
          </draw:text-box>
        </draw:frame>
        <draw:line draw:style-name="gr3" draw:text-style-name="P4" draw:layer="layout" svg:x1="17.302cm" svg:y1="4.472cm" svg:x2="17.678cm" svg:y2="4.472cm">
          <text:p/>
        </draw:line>
        <draw:line draw:style-name="gr3" draw:text-style-name="P4" draw:layer="layout" svg:x1="16.002cm" svg:y1="4.674cm" svg:x2="16.002cm" svg:y2="5.012cm">
          <text:p/>
        </draw:line>
        <draw:line draw:style-name="gr3" draw:text-style-name="P4" draw:layer="layout" svg:x1="18.034cm" svg:y1="4.674cm" svg:x2="18.034cm" svg:y2="5.012cm">
          <text:p/>
        </draw:line>
        <draw:custom-shape draw:style-name="gr1" draw:text-style-name="P2" draw:layer="layout" svg:width="1.524cm" svg:height="0.762cm" svg:x="8.178cm" svg:y="0.512cm">
          <text:p text:style-name="P1"><text:span text:style-name="T1">002</text:span></text:p>
          <text:p text:style-name="P1"><text:span text:style-name="T1">Stable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8.6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9.5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2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608cm" svg:y="1cm">
          <draw:text-box>
            <text:p><text:span text:style-name="T2">S</text:span></text:p>
          </draw:text-box>
        </draw:frame>
        <draw:line draw:style-name="gr3" draw:text-style-name="P4" draw:layer="layout" svg:x1="8.536cm" svg:y1="1.274cm" svg:x2="8.536cm" svg:y2="1.612cm">
          <text:p/>
        </draw:line>
        <draw:custom-shape draw:style-name="gr1" draw:text-style-name="P2" draw:layer="layout" svg:width="1.524cm" svg:height="0.762cm" svg:x="19.578cm" svg:y="2.712cm">
          <text:p text:style-name="P1"><text:span text:style-name="T1">002</text:span></text:p>
          <text:p text:style-name="P1"><text:span text:style-name="T1">Servants Dinn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0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0.9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6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0.008cm" svg:y="3.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1.478cm" svg:y="2.712cm">
          <text:p text:style-name="P1"><text:span text:style-name="T1">002</text:span></text:p>
          <text:p text:style-name="P1"><text:span text:style-name="T1">Attic</text:span></text:p>
          <text:p text:style-name="P1"><text:span text:style-name="T1">Stairs to Atti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1.9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2.8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5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908cm" svg:y="3.2cm">
          <draw:text-box>
            <text:p><text:span text:style-name="T2">S</text:span></text:p>
          </draw:text-box>
        </draw:frame>
        <draw:line draw:style-name="gr3" draw:text-style-name="P4" draw:layer="layout" svg:x1="21.102cm" svg:y1="3.302cm" svg:x2="21.478cm" svg:y2="3.302cm">
          <text:p/>
        </draw:line>
        <draw:line draw:style-name="gr3" draw:text-style-name="P4" draw:layer="layout" svg:x1="16.108cm" svg:y1="3.474cm" svg:x2="16.108cm" svg:y2="3.912cm">
          <text:p/>
        </draw:line>
        <draw:custom-shape draw:style-name="gr1" draw:text-style-name="P2" draw:layer="layout" svg:width="1.524cm" svg:height="0.762cm" svg:x="10.078cm" svg:y="3.912cm">
          <text:p text:style-name="P1"><text:span text:style-name="T1">002</text:span></text:p>
          <text:p text:style-name="P1"><text:span text:style-name="T1">Pantr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0.5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1.4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1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508cm" svg:y="4.4cm">
          <draw:text-box>
            <text:p><text:span text:style-name="T2">S</text:span></text:p>
          </draw:text-box>
        </draw:frame>
        <draw:line draw:style-name="gr3" draw:text-style-name="P4" draw:layer="layout" svg:x1="9.702cm" svg:y1="4.472cm" svg:x2="10.078cm" svg:y2="4.472cm">
          <text:p/>
        </draw:line>
        <draw:line draw:style-name="gr3" draw:text-style-name="P4" draw:layer="layout" svg:x1="7.802cm" svg:y1="5.588cm" svg:x2="8.178cm" svg:y2="5.588cm">
          <text:p/>
        </draw:line>
        <draw:custom-shape draw:style-name="gr1" draw:text-style-name="P2" draw:layer="layout" svg:width="1.524cm" svg:height="0.762cm" svg:x="2.478cm" svg:y="3.912cm">
          <text:p text:style-name="P1"><text:span text:style-name="T1">002</text:span></text:p>
          <text:p text:style-name="P1"><text:span text:style-name="T1">Antero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.9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3.8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5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908cm" svg:y="4.4cm">
          <draw:text-box>
            <text:p><text:span text:style-name="T2">S</text:span></text:p>
          </draw:text-box>
        </draw:frame>
        <draw:line draw:style-name="gr3" draw:text-style-name="P4" draw:layer="layout" svg:x1="9.702cm" svg:y1="3.302cm" svg:x2="10.078cm" svg:y2="3.302cm">
          <text:p/>
        </draw:line>
        <draw:custom-shape draw:style-name="gr1" draw:text-style-name="P2" draw:layer="layout" svg:width="1.524cm" svg:height="0.762cm" svg:x="6.278cm" svg:y="2.712cm">
          <text:p text:style-name="P1"><text:span text:style-name="T1">002</text:span></text:p>
          <text:p text:style-name="P1"><text:span text:style-name="T1">Keep Level 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708cm" svg:y="3.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4.378cm" svg:y="2.712cm">
          <text:p text:style-name="P1"><text:span text:style-name="T1">002</text:span></text:p>
          <text:p text:style-name="P1"><text:span text:style-name="T1">Keep Level 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808cm" svg:y="3.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.478cm" svg:y="2.712cm">
          <text:p text:style-name="P1"><text:span text:style-name="T1">002</text:span></text:p>
          <text:p text:style-name="P1"><text:span text:style-name="T1">Keep Level I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.9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3.8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5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908cm" svg:y="3.2cm">
          <draw:text-box>
            <text:p><text:span text:style-name="T2">S</text:span></text:p>
          </draw:text-box>
        </draw:frame>
        <draw:line draw:style-name="gr3" draw:text-style-name="P4" draw:layer="layout" svg:x1="7.802cm" svg:y1="3.302cm" svg:x2="8.178cm" svg:y2="3.302cm">
          <text:p/>
        </draw:line>
        <draw:line draw:style-name="gr3" draw:text-style-name="P4" draw:layer="layout" svg:x1="5.902cm" svg:y1="3.302cm" svg:x2="6.278cm" svg:y2="3.302cm">
          <text:p/>
        </draw:line>
        <draw:line draw:style-name="gr3" draw:text-style-name="P4" draw:layer="layout" svg:x1="4.002cm" svg:y1="3.302cm" svg:x2="4.378cm" svg:y2="3.302cm">
          <text:p/>
        </draw:line>
        <draw:custom-shape draw:style-name="gr1" draw:text-style-name="P2" draw:layer="layout" svg:width="1.524cm" svg:height="0.762cm" svg:x="0.578cm" svg:y="2.712cm">
          <text:p text:style-name="P1"><text:span text:style-name="T1">002</text:span></text:p>
          <text:p text:style-name="P1"><text:span text:style-name="T1">Keep Battlements</text:span></text:p>
          <text:p text:style-name="P1"><text:span text:style-name="T1">(Pinnicl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3.2cm">
          <draw:text-box>
            <text:p><text:span text:style-name="T2">S</text:span></text:p>
          </draw:text-box>
        </draw:frame>
        <draw:line draw:style-name="gr3" draw:text-style-name="P4" draw:layer="layout" svg:x1="2.102cm" svg:y1="3.302cm" svg:x2="2.478cm" svg:y2="3.302cm">
          <text:p/>
        </draw:line>
        <draw:custom-shape draw:style-name="gr1" draw:text-style-name="P2" draw:layer="layout" svg:width="1.524cm" svg:height="0.762cm" svg:x="10.078cm" svg:y="5.012cm">
          <text:p text:style-name="P1"><text:span text:style-name="T1">002</text:span></text:p>
          <text:p text:style-name="P1"><text:span text:style-name="T1">Buttery</text:span></text:p>
          <text:p text:style-name="P1"><text:span text:style-name="T1">(cellar Ale &amp; W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0.5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1.4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1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508cm" svg:y="5.5cm">
          <draw:text-box>
            <text:p><text:span text:style-name="T2">S</text:span></text:p>
          </draw:text-box>
        </draw:frame>
        <draw:line draw:style-name="gr3" draw:text-style-name="P4" draw:layer="layout" svg:x1="10.414cm" svg:y1="4.674cm" svg:x2="10.414cm" svg:y2="5.012cm">
          <text:p/>
        </draw:line>
        <draw:custom-shape draw:style-name="gr1" draw:text-style-name="P2" draw:layer="layout" svg:width="1.524cm" svg:height="0.762cm" svg:x="21.478cm" svg:y="7.213cm">
          <text:p text:style-name="P1"><text:span text:style-name="T1">002</text:span></text:p>
          <text:p text:style-name="P1"><text:span text:style-name="T1">Corridor of Arm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1.908cm" svg:y="7.087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2.836cm" svg:y="7.315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508cm" svg:y="7.387cm">
          <draw:text-box>
            <text:p><text:span text:style-name="T2">W</text:span></text:p>
          </draw:text-box>
        </draw:frame>
        <draw:line draw:style-name="gr3" draw:text-style-name="P4" draw:layer="layout" svg:x1="19.202cm" svg:y1="4.472cm" svg:x2="19.578cm" svg:y2="4.472cm">
          <text:p/>
        </draw:line>
        <draw:line draw:style-name="gr3" draw:text-style-name="P4" draw:layer="layout" svg:x1="21.102cm" svg:y1="5.588cm" svg:x2="21.478cm" svg:y2="5.588cm">
          <text:p/>
        </draw:line>
        <draw:custom-shape draw:style-name="gr1" draw:text-style-name="P2" draw:layer="layout" svg:width="1.524cm" svg:height="0.762cm" svg:x="19.578cm" svg:y="7.214cm">
          <text:p text:style-name="P1"><text:span text:style-name="T1">002</text:span></text:p>
          <text:p text:style-name="P1"><text:span text:style-name="T1">East Stair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008cm" svg:y="7.088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0.936cm" svg:y="7.316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608cm" svg:y="7.388cm">
          <draw:text-box>
            <text:p><text:span text:style-name="T2">W</text:span></text:p>
          </draw:text-box>
        </draw:frame>
        <draw:line draw:style-name="gr3" draw:text-style-name="P4" draw:layer="layout" svg:x1="21.088cm" svg:y1="7.704cm" svg:x2="21.508cm" svg:y2="7.704cm">
          <text:p/>
        </draw:line>
        <draw:custom-shape draw:style-name="gr1" draw:text-style-name="P2" draw:layer="layout" svg:width="1.524cm" svg:height="0.762cm" svg:x="15.778cm" svg:y="2.712cm">
          <text:p text:style-name="P1"><text:span text:style-name="T1">002</text:span></text:p>
          <text:p text:style-name="P1"><text:span text:style-name="T1">Service Room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6.2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7.1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8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208cm" svg:y="3.2cm">
          <draw:text-box>
            <text:p><text:span text:style-name="T2">S</text:span></text:p>
          </draw:text-box>
        </draw:frame>
        <draw:line draw:style-name="gr3" draw:text-style-name="P4" draw:layer="layout" svg:x1="17.302cm" svg:y1="3.302cm" svg:x2="17.678cm" svg:y2="3.302cm">
          <text:p/>
        </draw:line>
        <draw:line draw:style-name="gr3" draw:text-style-name="P4" draw:layer="layout" svg:x1="20.574cm" svg:y1="6.874cm" svg:x2="20.574cm" svg:y2="7.214cm">
          <text:p/>
        </draw:line>
        <draw:custom-shape draw:style-name="gr1" draw:text-style-name="P2" draw:layer="layout" svg:width="1.524cm" svg:height="0.762cm" svg:x="2.465cm" svg:y="12.712cm">
          <text:p text:style-name="P1"><text:span text:style-name="T1">001</text:span></text:p>
          <text:p text:style-name="P1"><text:span text:style-name="T1">Fire Mountain Pas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3.8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4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8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.895cm" svg:y="12.586cm">
          <draw:text-box>
            <text:p><text:span text:style-name="T2">N</text:span></text:p>
          </draw:text-box>
        </draw:frame>
        <draw:line draw:style-name="gr3" draw:text-style-name="P4" draw:layer="layout" svg:x1="4.002cm" svg:y1="4.472cm" svg:x2="4.378cm" svg:y2="4.472cm">
          <text:p/>
        </draw:line>
        <draw:line draw:style-name="gr3" draw:text-style-name="P4" draw:layer="layout" svg:x1="6.604cm" svg:y1="6.874cm" svg:x2="6.604cm" svg:y2="7.212cm">
          <text:p/>
        </draw:line>
        <draw:custom-shape draw:style-name="gr1" draw:text-style-name="P2" draw:layer="layout" svg:width="1.524cm" svg:height="0.762cm" svg:x="2.478cm" svg:y="7.212cm">
          <text:p text:style-name="P1"><text:span text:style-name="T1">002</text:span></text:p>
          <text:p text:style-name="P1"><text:span text:style-name="T1"><text:s/></text:span><text:span text:style-name="T1">West Covered</text:span></text:p>
          <text:p text:style-name="P1"><text:span text:style-name="T1">Parapet Wal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.908cm" svg:y="7.0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3.836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508cm" svg:y="7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908cm" svg:y="7.7cm">
          <draw:text-box>
            <text:p><text:span text:style-name="T2">S</text:span></text:p>
          </draw:text-box>
        </draw:frame>
        <draw:line draw:style-name="gr5" draw:text-style-name="P4" draw:layer="layout" svg:x1="11.684cm" svg:y1="7.012cm" svg:x2="7.874cm" svg:y2="7.012cm">
          <text:p/>
        </draw:line>
        <draw:line draw:style-name="gr5" draw:text-style-name="P4" draw:layer="layout" svg:x1="11.784cm" svg:y1="10.414cm" svg:x2="11.784cm" svg:y2="7.012cm">
          <text:p/>
        </draw:line>
        <draw:line draw:style-name="gr5" draw:text-style-name="P4" draw:layer="layout" svg:x1="13.716cm" svg:y1="10.414cm" svg:x2="11.784cm" svg:y2="10.414cm">
          <text:p/>
        </draw:line>
        <draw:line draw:style-name="gr5" draw:text-style-name="P4" draw:layer="layout" svg:x1="13.716cm" svg:y1="7.112cm" svg:x2="13.716cm" svg:y2="10.414cm">
          <text:p/>
        </draw:line>
        <draw:line draw:style-name="gr5" draw:text-style-name="P4" draw:layer="layout" svg:x1="19.304cm" svg:y1="7.112cm" svg:x2="13.716cm" svg:y2="7.112cm">
          <text:p/>
        </draw:line>
        <draw:custom-shape draw:style-name="gr1" draw:text-style-name="P2" draw:layer="layout" svg:width="1.524cm" svg:height="0.762cm" svg:x="21.4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adys Private B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1.9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2.8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5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908cm" svg:y="4.4cm">
          <draw:text-box>
            <text:p><text:span text:style-name="T2">S</text:span></text:p>
          </draw:text-box>
        </draw:frame>
        <draw:line draw:style-name="gr3" draw:text-style-name="P4" draw:layer="layout" svg:x1="21.102cm" svg:y1="4.472cm" svg:x2="21.478cm" svg:y2="4.472cm">
          <text:p/>
        </draw:line>
        <draw:custom-shape draw:style-name="gr1" draw:text-style-name="P2" draw:layer="layout" svg:width="1.524cm" svg:height="0.762cm" svg:x="6.278cm" svg:y="1.613cm">
          <text:p text:style-name="P1"><text:span text:style-name="T1">002</text:span></text:p>
          <text:p text:style-name="P1"><text:span text:style-name="T1">Keep Level I</text:span></text:p>
          <text:p text:style-name="P1"><text:span text:style-name="T1">Armoury (Emergency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1.487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1.715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1.787cm">
          <draw:text-box>
            <text:p><text:span text:style-name="T2">W</text:span></text:p>
          </draw:text-box>
        </draw:frame>
        <draw:line draw:style-name="gr3" draw:text-style-name="P4" draw:layer="layout" svg:x1="6.604cm" svg:y1="2.712cm" svg:x2="6.604cm" svg:y2="2.375cm">
          <text:p/>
        </draw:line>
        <draw:custom-shape draw:style-name="gr1" draw:text-style-name="P2" draw:layer="layout" svg:width="1.524cm" svg:height="0.762cm" svg:x="4.378cm" svg:y="1.614cm">
          <text:p text:style-name="P1"><text:span text:style-name="T1">002</text:span></text:p>
          <text:p text:style-name="P1"><text:span text:style-name="T1">Keep Level II</text:span></text:p>
          <text:p text:style-name="P1"><text:span text:style-name="T1">Emergency</text:span></text:p>
          <text:p text:style-name="P1"><text:span text:style-name="T1">Store Roo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1.488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1.716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1.788cm">
          <draw:text-box>
            <text:p><text:span text:style-name="T2">W</text:span></text:p>
          </draw:text-box>
        </draw:frame>
        <draw:line draw:style-name="gr3" draw:text-style-name="P4" draw:layer="layout" svg:x1="4.826cm" svg:y1="2.712cm" svg:x2="4.826cm" svg:y2="2.376cm">
          <text:p/>
        </draw:line>
        <draw:custom-shape draw:style-name="gr1" draw:text-style-name="P2" draw:layer="layout" svg:width="1.524cm" svg:height="0.762cm" svg:x="17.678cm" svg:y="5.012cm">
          <text:p text:style-name="P1"><text:span text:style-name="T1">002</text:span></text:p>
          <text:p text:style-name="P1"><text:span text:style-name="T1">Lord of the Castlle</text:span></text:p>
          <text:p text:style-name="P1"><text:span text:style-name="T1">Solar (Family Room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9.0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7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108cm" svg:y="5.5cm">
          <draw:text-box>
            <text:p><text:span text:style-name="T2">S</text:span></text:p>
          </draw:text-box>
        </draw:frame>
        <draw:line draw:style-name="gr3" draw:text-style-name="P4" draw:layer="layout" svg:x1="19.578cm" svg:y1="5.484cm" svg:x2="19.202cm" svg:y2="5.484cm">
          <text:p/>
        </draw:line>
        <draw:line draw:style-name="gr3" draw:text-style-name="P4" draw:layer="layout" svg:x1="21.844cm" svg:y1="4.674cm" svg:x2="21.844cm" svg:y2="5.012cm">
          <text:p/>
        </draw:line>
        <draw:line draw:style-name="gr5" draw:text-style-name="P4" draw:layer="layout" svg:x1="19.304cm" svg:y1="8.128cm" svg:x2="27.686cm" svg:y2="8.128cm">
          <text:p/>
        </draw:line>
        <draw:line draw:style-name="gr5" draw:text-style-name="P4" draw:layer="layout" svg:x1="19.304cm" svg:y1="7.112cm" svg:x2="19.304cm" svg:y2="8.128cm">
          <text:p/>
        </draw:line>
        <draw:custom-shape draw:style-name="gr1" draw:text-style-name="P2" draw:layer="layout" svg:width="1.524cm" svg:height="0.762cm" svg:x="17.665cm" svg:y="12.712cm">
          <text:p text:style-name="P1"><text:span text:style-name="T1">001</text:span></text:p>
          <text:p text:style-name="P1"><text:span text:style-name="T1">Lak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9.0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7.6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8.0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8.095cm" svg:y="12.586cm">
          <draw:text-box>
            <text:p><text:span text:style-name="T2">N</text:span></text:p>
          </draw:text-box>
        </draw:frame>
        <draw:line draw:style-name="gr3" draw:text-style-name="P4" draw:layer="layout" svg:x1="19.565cm" svg:y1="13.156cm" svg:x2="19.189cm" svg:y2="13.156cm">
          <text:p/>
        </draw:line>
        <draw:custom-shape draw:style-name="gr1" draw:text-style-name="P2" draw:layer="layout" svg:width="1.524cm" svg:height="0.762cm" svg:x="2.465cm" svg:y="11.612cm">
          <text:p text:style-name="P1"><text:span text:style-name="T1">001</text:span></text:p>
          <text:p text:style-name="P1"><text:span text:style-name="T1">Rock Wal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3.8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4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8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.895cm" svg:y="11.486cm">
          <draw:text-box>
            <text:p><text:span text:style-name="T2">N</text:span></text:p>
          </draw:text-box>
        </draw:frame>
        <draw:line draw:style-name="gr5" draw:text-style-name="P4" draw:layer="layout" svg:x1="7.874cm" svg:y1="8.128cm" svg:x2="7.874cm" svg:y2="7.012cm">
          <text:p/>
        </draw:line>
        <draw:line draw:style-name="gr5" draw:text-style-name="P4" draw:layer="layout" svg:x1="0.254cm" svg:y1="8.128cm" svg:x2="7.874cm" svg:y2="8.128cm">
          <text:p/>
        </draw:line>
        <draw:custom-shape draw:style-name="gr1" draw:text-style-name="P2" draw:layer="layout" svg:width="1.524cm" svg:height="0.762cm" svg:x="10.065cm" svg:y="12.712cm">
          <text:p text:style-name="P1"><text:span text:style-name="T1">001</text:span></text:p>
          <text:p text:style-name="P1"><text:span text:style-name="T1">Monks Walk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12.586cm">
          <draw:text-box>
            <text:p><text:span text:style-name="T2">N</text:span></text:p>
          </draw:text-box>
        </draw:frame>
        <draw:line draw:style-name="gr3" draw:text-style-name="P4" draw:layer="layout" svg:x1="11.965cm" svg:y1="13.208cm" svg:x2="11.589cm" svg:y2="13.208cm">
          <text:p/>
        </draw:line>
        <draw:custom-shape draw:style-name="gr1" draw:text-style-name="P2" draw:layer="layout" svg:width="1.524cm" svg:height="0.762cm" svg:x="15.765cm" svg:y="9.412cm">
          <text:p text:style-name="P1"><text:span text:style-name="T1">001</text:span></text:p>
          <text:p text:style-name="P1"><text:span text:style-name="T1">Pub: Bar </text:span></text:p>
          <text:p text:style-name="P1"><text:span text:style-name="T1"><text:s/></text:span><text:span text:style-name="T1">Mrs.Hogwas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7.123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5.795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6.195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6.195cm" svg:y="9.286cm">
          <draw:text-box>
            <text:p><text:span text:style-name="T2">N</text:span></text:p>
          </draw:text-box>
        </draw:frame>
        <draw:line draw:style-name="gr3" draw:text-style-name="P4" draw:layer="layout" svg:x1="15.389cm" svg:y1="9.906cm" svg:x2="15.765cm" svg:y2="9.906cm">
          <text:p/>
        </draw:line>
        <draw:custom-shape draw:style-name="gr1" draw:text-style-name="P2" draw:layer="layout" svg:width="1.524cm" svg:height="0.762cm" svg:x="11.965cm" svg:y="13.812cm">
          <text:p text:style-name="P1"><text:span text:style-name="T1">001</text:span></text:p>
          <text:p text:style-name="P1"><text:span text:style-name="T1">Foresters Hu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1.9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3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2.395cm" svg:y="13.686cm">
          <draw:text-box>
            <text:p><text:span text:style-name="T2">N</text:span></text:p>
          </draw:text-box>
        </draw:frame>
        <draw:line draw:style-name="gr3" draw:text-style-name="P4" draw:layer="layout" svg:x1="12.192cm" svg:y1="13.474cm" svg:x2="12.192cm" svg:y2="13.812cm">
          <text:p/>
        </draw:line>
        <draw:line draw:style-name="gr3" draw:text-style-name="P4" draw:layer="layout" svg:x1="13.489cm" svg:y1="14.378cm" svg:x2="13.865cm" svg:y2="14.378cm">
          <text:p/>
        </draw:line>
        <draw:line draw:style-name="gr3" draw:text-style-name="P4" draw:layer="layout" svg:x1="2.794cm" svg:y1="13.462cm" svg:x2="2.794cm" svg:y2="13.812cm">
          <text:p/>
        </draw:line>
        <draw:line draw:style-name="gr3" draw:text-style-name="P4" draw:layer="layout" svg:x1="2.794cm" svg:y1="12.374cm" svg:x2="2.794cm" svg:y2="12.712cm">
          <text:p/>
        </draw:line>
        <draw:custom-shape draw:style-name="gr1" draw:text-style-name="P2" draw:layer="layout" svg:width="1.524cm" svg:height="0.762cm" svg:x="23.378cm" svg:y="7.214cm">
          <text:p text:style-name="P1"><text:span text:style-name="T1">002</text:span></text:p>
          <text:p text:style-name="P1"><text:span text:style-name="T1">East Postern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3.808cm" svg:y="7.088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4.736cm" svg:y="7.316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408cm" svg:y="7.388cm">
          <draw:text-box>
            <text:p><text:span text:style-name="T2">W</text:span></text:p>
          </draw:text-box>
        </draw:frame>
        <draw:custom-shape draw:style-name="gr1" draw:text-style-name="P2" draw:layer="layout" svg:width="1.524cm" svg:height="0.762cm" svg:x="6.278cm" svg:y="0.512cm">
          <text:p text:style-name="P1"><text:span text:style-name="T1">002</text:span></text:p>
          <text:p text:style-name="P1"><text:span text:style-name="T1">Stable Boys 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6.7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7.6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3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708cm" svg:y="1cm">
          <draw:text-box>
            <text:p><text:span text:style-name="T2">S</text:span></text:p>
          </draw:text-box>
        </draw:frame>
        <draw:line draw:style-name="gr3" draw:text-style-name="P4" draw:layer="layout" svg:x1="8.178cm" svg:y1="1.016cm" svg:x2="7.802cm" svg:y2="1.016cm">
          <text:p/>
        </draw:line>
        <draw:custom-shape draw:style-name="gr1" draw:text-style-name="P2" draw:layer="layout" svg:width="1.524cm" svg:height="0.762cm" svg:x="0.578cm" svg:y="1.612cm">
          <text:p text:style-name="P1"><text:span text:style-name="T1">002</text:span></text:p>
          <text:p text:style-name="P1"><text:span text:style-name="T1">Keep Flagpo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2.1cm">
          <draw:text-box>
            <text:p><text:span text:style-name="T2">S</text:span></text:p>
          </draw:text-box>
        </draw:frame>
        <draw:line draw:style-name="gr3" draw:text-style-name="P4" draw:layer="layout" svg:x1="1.016cm" svg:y1="2.712cm" svg:x2="1.016cm" svg:y2="2.374cm">
          <text:p/>
        </draw:line>
        <draw:custom-shape draw:style-name="gr1" draw:text-style-name="P2" draw:layer="layout" svg:width="1.524cm" svg:height="0.762cm" svg:x="0.578cm" svg:y="3.912cm">
          <text:p text:style-name="P1"><text:span text:style-name="T1">002</text:span></text:p>
          <text:p text:style-name="P1"><text:span text:style-name="T1">Basement Stair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3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4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4.0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4.4cm">
          <draw:text-box>
            <text:p><text:span text:style-name="T2">S</text:span></text:p>
          </draw:text-box>
        </draw:frame>
        <draw:line draw:style-name="gr3" draw:text-style-name="P4" draw:layer="layout" svg:x1="2.478cm" svg:y1="4.384cm" svg:x2="2.102cm" svg:y2="4.384cm">
          <text:p/>
        </draw:line>
        <draw:custom-shape draw:style-name="gr1" draw:text-style-name="P2" draw:layer="layout" svg:width="1.524cm" svg:height="0.762cm" svg:x="0.578cm" svg:y="5.012cm">
          <text:p text:style-name="P1"><text:span text:style-name="T1">002</text:span></text:p>
          <text:p text:style-name="P1"><text:span text:style-name="T1">Basement Corrido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5.5cm">
          <draw:text-box>
            <text:p><text:span text:style-name="T2">S</text:span></text:p>
          </draw:text-box>
        </draw:frame>
        <draw:line draw:style-name="gr3" draw:text-style-name="P4" draw:layer="layout" svg:x1="0.916cm" svg:y1="4.674cm" svg:x2="0.916cm" svg:y2="5.012cm">
          <text:p/>
        </draw:line>
        <draw:custom-shape draw:style-name="gr1" draw:text-style-name="P2" draw:layer="layout" svg:width="1.524cm" svg:height="0.762cm" svg:x="0.578cm" svg:y="6.112cm">
          <text:p text:style-name="P1"><text:span text:style-name="T1">002</text:span></text:p>
          <text:p text:style-name="P1"><text:span text:style-name="T1">Basement</text:span></text:p>
          <text:p text:style-name="P1"><text:span text:style-name="T1">Store Room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6.6cm">
          <draw:text-box>
            <text:p><text:span text:style-name="T2">S</text:span></text:p>
          </draw:text-box>
        </draw:frame>
        <draw:line draw:style-name="gr3" draw:text-style-name="P4" draw:layer="layout" svg:x1="0.916cm" svg:y1="5.774cm" svg:x2="0.908cm" svg:y2="6.112cm">
          <text:p/>
        </draw:line>
        <draw:custom-shape draw:style-name="gr1" draw:text-style-name="P2" draw:layer="layout" svg:width="1.524cm" svg:height="0.762cm" svg:x="21.465cm" svg:y="11.612cm">
          <text:p text:style-name="P1"><text:span text:style-name="T1">001</text:span></text:p>
          <text:p text:style-name="P1"><text:span text:style-name="T1">Open fields.</text:span></text:p>
          <text:p text:style-name="P1"><text:span text:style-name="T1">Scarecrow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2.8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4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8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1.8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1.465cm" svg:y="10.512cm">
          <text:p text:style-name="P1"><text:span text:style-name="T1">001</text:span></text:p>
          <text:p text:style-name="P1"><text:span text:style-name="T1">Farm Gat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2.8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4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895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1.895cm" svg:y="10.386cm">
          <draw:text-box>
            <text:p><text:span text:style-name="T2">N</text:span></text:p>
          </draw:text-box>
        </draw:frame>
        <draw:line draw:style-name="gr3" draw:text-style-name="P4" draw:layer="layout" svg:x1="21.895cm" svg:y1="12.712cm" svg:x2="21.895cm" svg:y2="12.374cm">
          <text:p/>
        </draw:line>
        <draw:line draw:style-name="gr3" draw:text-style-name="P4" draw:layer="layout" svg:x1="21.895cm" svg:y1="11.612cm" svg:x2="21.895cm" svg:y2="11.274cm">
          <text:p/>
        </draw:line>
        <draw:custom-shape draw:style-name="gr1" draw:text-style-name="P2" draw:layer="layout" svg:width="1.524cm" svg:height="0.762cm" svg:x="21.465cm" svg:y="9.412cm">
          <text:p text:style-name="P1"><text:span text:style-name="T1">001</text:span></text:p>
          <text:p text:style-name="P1"><text:span text:style-name="T1">Farm yar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2.823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495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895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1.895cm" svg:y="9.286cm">
          <draw:text-box>
            <text:p><text:span text:style-name="T2">N</text:span></text:p>
          </draw:text-box>
        </draw:frame>
        <draw:line draw:style-name="gr3" draw:text-style-name="P4" draw:layer="layout" svg:x1="21.895cm" svg:y1="10.174cm" svg:x2="21.895cm" svg:y2="10.512cm">
          <text:p/>
        </draw:line>
        <draw:custom-shape draw:style-name="gr1" draw:text-style-name="P2" draw:layer="layout" svg:width="1.524cm" svg:height="0.762cm" svg:x="23.365cm" svg:y="11.612cm">
          <text:p text:style-name="P1"><text:span text:style-name="T1">001</text:span></text:p>
          <text:p text:style-name="P1"><text:span text:style-name="T1">Field of Cow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4.7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3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7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3.795cm" svg:y="11.486cm">
          <draw:text-box>
            <text:p><text:span text:style-name="T2">N</text:span></text:p>
          </draw:text-box>
        </draw:frame>
        <draw:line draw:style-name="gr3" draw:text-style-name="P4" draw:layer="layout" svg:x1="22.989cm" svg:y1="12.192cm" svg:x2="23.365cm" svg:y2="12.192cm">
          <text:p/>
        </draw:line>
        <draw:custom-shape draw:style-name="gr1" draw:text-style-name="P2" draw:layer="layout" svg:width="1.524cm" svg:height="0.762cm" svg:x="23.365cm" svg:y="9.412cm">
          <text:p text:style-name="P1"><text:span text:style-name="T1">001</text:span></text:p>
          <text:p text:style-name="P1"><text:span text:style-name="T1">Farm Cottag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4.723cm" svg:y="9.5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395cm" svg:y="9.4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795cm" svg:y="9.9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3.795cm" svg:y="9.286cm">
          <draw:text-box>
            <text:p><text:span text:style-name="T2">N</text:span></text:p>
          </draw:text-box>
        </draw:frame>
        <draw:line draw:style-name="gr3" draw:text-style-name="P4" draw:layer="layout" svg:x1="22.989cm" svg:y1="9.906cm" svg:x2="23.365cm" svg:y2="9.906cm">
          <text:p/>
        </draw:line>
        <draw:custom-shape draw:style-name="gr1" draw:text-style-name="P2" draw:layer="layout" svg:width="1.524cm" svg:height="0.762cm" svg:x="23.365cm" svg:y="10.512cm">
          <text:p text:style-name="P1"><text:span text:style-name="T1">001</text:span></text:p>
          <text:p text:style-name="P1"><text:span text:style-name="T1">Pig St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4.7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3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795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3.795cm" svg:y="10.386cm">
          <draw:text-box>
            <text:p><text:span text:style-name="T2">N</text:span></text:p>
          </draw:text-box>
        </draw:frame>
        <draw:line draw:style-name="gr3" draw:text-style-name="P4" draw:layer="layout" svg:x1="23.622cm" svg:y1="11.274cm" svg:x2="23.622cm" svg:y2="11.612cm">
          <text:p/>
        </draw:line>
        <draw:custom-shape draw:style-name="gr1" draw:text-style-name="P2" draw:layer="layout" svg:width="1.524cm" svg:height="0.762cm" svg:x="2.478cm" svg:y="1.615cm">
          <text:p text:style-name="P1"><text:span text:style-name="T1">002</text:span></text:p>
          <text:p text:style-name="P1"><text:span text:style-name="T1">Keep Level III</text:span></text:p>
          <text:p text:style-name="P1"><text:span text:style-name="T1">Emergency</text:span></text:p>
          <text:p text:style-name="P1"><text:span text:style-name="T1">Barrack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.908cm" svg:y="1.489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3.836cm" svg:y="1.717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508cm" svg:y="1.789cm">
          <draw:text-box>
            <text:p><text:span text:style-name="T2">W</text:span></text:p>
          </draw:text-box>
        </draw:frame>
        <draw:line draw:style-name="gr3" draw:text-style-name="P4" draw:layer="layout" svg:x1="23.002cm" svg:y1="7.774cm" svg:x2="23.378cm" svg:y2="7.774cm">
          <text:p/>
        </draw:line>
        <draw:custom-shape draw:style-name="gr1" draw:text-style-name="P2" draw:layer="layout" svg:width="1.524cm" svg:height="0.762cm" svg:x="23.365cm" svg:y="13.812cm">
          <text:p text:style-name="P1"><text:span text:style-name="T1">001</text:span></text:p>
          <text:p text:style-name="P1"><text:span text:style-name="T1">Outside Witches Shack</text:span></text:p>
          <text:p text:style-name="P1"><text:span text:style-name="T1">On Door Triple Moon symbo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4.7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3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7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3.795cm" svg:y="13.6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3.365cm" svg:y="14.912cm">
          <text:p text:style-name="P1"><text:span text:style-name="T1">001</text:span></text:p>
          <text:p text:style-name="P1"><text:span text:style-name="T1">Stone Cros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4.7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3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7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3.795cm" svg:y="14.786cm">
          <draw:text-box>
            <text:p><text:span text:style-name="T2">N</text:span></text:p>
          </draw:text-box>
        </draw:frame>
        <draw:line draw:style-name="gr3" draw:text-style-name="P4" draw:layer="layout" svg:x1="23.795cm" svg:y1="14.574cm" svg:x2="23.795cm" svg:y2="14.912cm">
          <text:p/>
        </draw:line>
        <draw:custom-shape draw:style-name="gr1" draw:text-style-name="P2" draw:layer="layout" svg:width="1.524cm" svg:height="0.762cm" svg:x="6.265cm" svg:y="12.7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Main Squa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7.6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2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6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6.6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1.465cm" svg:y="14.912cm">
          <text:p text:style-name="P1"><text:span text:style-name="T1">001</text:span></text:p>
          <text:p text:style-name="P1"><text:span text:style-name="T1">Tree branch with </text:span></text:p>
          <text:p text:style-name="P1"><text:span text:style-name="T1">Trinity Knot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2.8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4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895cm" svg:y="15.4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1.465cm" svg:y="13.812cm">
          <text:p text:style-name="P1"><text:span text:style-name="T1">001</text:span></text:p>
          <text:p text:style-name="P1"><text:span text:style-name="T1">Entrails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2.8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4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895cm" svg:y="14.3cm">
          <draw:text-box>
            <text:p><text:span text:style-name="T2">S</text:span></text:p>
          </draw:text-box>
        </draw:frame>
        <draw:line draw:style-name="gr3" draw:text-style-name="P4" draw:layer="layout" svg:x1="21.998cm" svg:y1="14.912cm" svg:x2="21.998cm" svg:y2="14.574cm">
          <text:p/>
        </draw:line>
        <draw:line draw:style-name="gr3" draw:text-style-name="P4" draw:layer="layout" svg:x1="22.989cm" svg:y1="15.494cm" svg:x2="23.365cm" svg:y2="15.494cm">
          <text:p/>
        </draw:line>
        <draw:line draw:style-name="gr3" draw:text-style-name="P4" draw:layer="layout" svg:x1="21.844cm" svg:y1="13.474cm" svg:x2="21.844cm" svg:y2="13.812cm">
          <text:p/>
        </draw:line>
        <draw:custom-shape draw:style-name="gr1" draw:text-style-name="P2" draw:layer="layout" svg:width="1.524cm" svg:height="0.762cm" svg:x="19.565cm" svg:y="13.812cm">
          <text:p text:style-name="P1"><text:span text:style-name="T1">001</text:span></text:p>
          <text:p text:style-name="P1"><text:span text:style-name="T1">Barren Hill. Cold Wind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9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5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9.995cm" svg:y="14.3cm">
          <draw:text-box>
            <text:p><text:span text:style-name="T2">S</text:span></text:p>
          </draw:text-box>
        </draw:frame>
        <draw:line draw:style-name="gr3" draw:text-style-name="P4" draw:layer="layout" svg:x1="19.189cm" svg:y1="14.378cm" svg:x2="19.565cm" svg:y2="14.378cm">
          <text:p/>
        </draw:line>
        <draw:line draw:style-name="gr3" draw:text-style-name="P4" draw:layer="layout" svg:x1="21.089cm" svg:y1="14.378cm" svg:x2="21.465cm" svg:y2="14.378cm">
          <text:p/>
        </draw:line>
        <draw:frame draw:style-name="gr2" draw:text-style-name="P3" draw:layer="layout" svg:width="0.254cm" svg:height="0.37cm" svg:x="21.895cm" svg:y="14.7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1.895cm" svg:y="13.686cm">
          <draw:text-box>
            <text:p><text:span text:style-name="T2">N</text:span></text:p>
          </draw:text-box>
        </draw:frame>
        <draw:line draw:style-name="gr3" draw:text-style-name="P4" draw:layer="layout" svg:x1="2.794cm" svg:y1="2.712cm" svg:x2="2.794cm" svg:y2="2.377cm">
          <text:p/>
        </draw:line>
        <draw:custom-shape draw:style-name="gr1" draw:text-style-name="P2" draw:layer="layout" svg:width="1.524cm" svg:height="0.762cm" svg:x="6.265cm" svg:y="11.6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Village Shop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7.6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2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6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6.6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4.365cm" svg:y="11.6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hurch Grave Yar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5.7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3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7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4.7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4.365cm" svg:y="12.7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hurc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5.7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3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7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4.795cm" svg:y="12.586cm">
          <draw:text-box>
            <text:p><text:span text:style-name="T2">N</text:span></text:p>
          </draw:text-box>
        </draw:frame>
        <draw:line draw:style-name="gr3" draw:text-style-name="P4" draw:layer="layout" svg:x1="4.572cm" svg:y1="12.374cm" svg:x2="4.572cm" svg:y2="12.712cm">
          <text:p/>
        </draw:line>
        <draw:line draw:style-name="gr3" draw:text-style-name="P4" draw:layer="layout" svg:x1="5.889cm" svg:y1="13.208cm" svg:x2="6.265cm" svg:y2="13.208cm">
          <text:p/>
        </draw:line>
        <draw:line draw:style-name="gr3" draw:text-style-name="P4" draw:layer="layout" svg:x1="6.549cm" svg:y1="12.36cm" svg:x2="6.549cm" svg:y2="12.7cm">
          <text:p/>
        </draw:line>
        <draw:custom-shape draw:style-name="gr1" draw:text-style-name="P2" draw:layer="layout" svg:width="1.524cm" svg:height="0.762cm" svg:x="6.265cm" svg:y="13.8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Village Hal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7.6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2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6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6.695cm" svg:y="13.686cm">
          <draw:text-box>
            <text:p><text:span text:style-name="T2">N</text:span></text:p>
          </draw:text-box>
        </draw:frame>
        <draw:line draw:style-name="gr3" draw:text-style-name="P4" draw:layer="layout" svg:x1="6.549cm" svg:y1="13.474cm" svg:x2="6.549cm" svg:y2="13.812cm">
          <text:p/>
        </draw:line>
        <draw:custom-shape draw:style-name="gr1" draw:text-style-name="P2" draw:layer="layout" svg:width="1.524cm" svg:height="0.762cm" svg:x="4.365cm" svg:y="13.8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Village School.</text:span></text:p>
          <text:p text:style-name="P1"><text:span text:style-name="T1">Blackboard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5.7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3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7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4.795cm" svg:y="13.686cm">
          <draw:text-box>
            <text:p><text:span text:style-name="T2">N</text:span></text:p>
          </draw:text-box>
        </draw:frame>
        <draw:line draw:style-name="gr3" draw:text-style-name="P4" draw:layer="layout" svg:x1="5.588cm" svg:y1="13.474cm" svg:x2="5.588cm" svg:y2="13.812cm">
          <text:p/>
        </draw:line>
        <draw:custom-shape draw:style-name="gr1" draw:text-style-name="P2" draw:layer="layout" svg:width="1.524cm" svg:height="0.762cm" svg:x="4.365cm" svg:y="14.9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Lovers Lan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5.7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3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7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4.795cm" svg:y="14.786cm">
          <draw:text-box>
            <text:p><text:span text:style-name="T2">N</text:span></text:p>
          </draw:text-box>
        </draw:frame>
        <draw:line draw:style-name="gr3" draw:text-style-name="P4" draw:layer="layout" svg:x1="5.588cm" svg:y1="14.574cm" svg:x2="5.588cm" svg:y2="14.912cm">
          <text:p/>
        </draw:line>
        <draw:custom-shape draw:style-name="gr1" draw:text-style-name="P2" draw:layer="layout" svg:width="1.524cm" svg:height="0.762cm" svg:x="25.265cm" svg:y="13.812cm">
          <text:p text:style-name="P1"><text:span text:style-name="T1">001</text:span></text:p>
          <text:p text:style-name="P1"><text:span text:style-name="T1">Wiccan Moon Symbol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6.6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2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6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5.695cm" svg:y="13.6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3.365cm" svg:y="12.712cm">
          <text:p text:style-name="P1"><text:span text:style-name="T1">001</text:span></text:p>
          <text:p text:style-name="P1"><text:span text:style-name="T1">Inside Witches Shack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4.7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3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7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3.7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5.278cm" svg:y="7.215cm">
          <text:p text:style-name="P1"><text:span text:style-name="T1">002</text:span></text:p>
          <text:p text:style-name="P1"><text:span text:style-name="T1">East Covered</text:span></text:p>
          <text:p text:style-name="P1"><text:span text:style-name="T1">Parapet Wal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7.089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7.317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7.389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594cm" svg:y="7.7cm">
          <draw:text-box>
            <text:p><text:span text:style-name="T2">S</text:span></text:p>
          </draw:text-box>
        </draw:frame>
        <draw:line draw:style-name="gr3" draw:text-style-name="P4" draw:layer="layout" svg:x1="24.902cm" svg:y1="7.774cm" svg:x2="25.278cm" svg:y2="7.774cm">
          <text:p/>
        </draw:line>
        <draw:custom-shape draw:style-name="gr1" draw:text-style-name="P2" draw:layer="layout" svg:width="1.524cm" svg:height="0.762cm" svg:x="10.065cm" svg:y="11.612cm">
          <text:p text:style-name="P1"><text:span text:style-name="T1">001</text:span></text:p>
          <text:p text:style-name="P1"><text:span text:style-name="T1">Dusty Path.</text:span></text:p>
          <text:p text:style-name="P1"><text:span text:style-name="T1">Begga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8.165cm" svg:y="11.612cm">
          <text:p text:style-name="P1"><text:span text:style-name="T1">001</text:span></text:p>
          <text:p text:style-name="P1"><text:span text:style-name="T1">Road lined with </text:span></text:p>
          <text:p text:style-name="P1"><text:span text:style-name="T1">Popular Tre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9.5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1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5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8.5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8.165cm" svg:y="12.712cm">
          <text:p text:style-name="P1"><text:span text:style-name="T1">001</text:span></text:p>
          <text:p text:style-name="P1"><text:span text:style-name="T1">Coters Gree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9.5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1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5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8.595cm" svg:y="12.586cm">
          <draw:text-box>
            <text:p><text:span text:style-name="T2">N</text:span></text:p>
          </draw:text-box>
        </draw:frame>
        <draw:line draw:style-name="gr3" draw:text-style-name="P4" draw:layer="layout" svg:x1="10.414cm" svg:y1="12.712cm" svg:x2="10.414cm" svg:y2="12.374cm">
          <text:p/>
        </draw:line>
        <draw:line draw:style-name="gr3" draw:text-style-name="P4" draw:layer="layout" svg:x1="10.065cm" svg:y1="12.192cm" svg:x2="9.689cm" svg:y2="12.192cm">
          <text:p/>
        </draw:line>
        <draw:line draw:style-name="gr3" draw:text-style-name="P4" draw:layer="layout" svg:x1="8.382cm" svg:y1="12.374cm" svg:x2="8.382cm" svg:y2="12.712cm">
          <text:p/>
        </draw:line>
        <draw:line draw:style-name="gr3" draw:text-style-name="P4" draw:layer="layout" svg:x1="8.165cm" svg:y1="13.208cm" svg:x2="7.789cm" svg:y2="13.208cm">
          <text:p/>
        </draw:line>
        <draw:custom-shape draw:style-name="gr1" draw:text-style-name="P2" draw:layer="layout" svg:width="1.524cm" svg:height="0.762cm" svg:x="6.2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obbers Shop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7.6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6.2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6.695cm" svg:y="11cm">
          <draw:text-box>
            <text:p><text:span text:style-name="T2">S</text:span></text:p>
          </draw:text-box>
        </draw:frame>
        <draw:line draw:style-name="gr3" draw:text-style-name="P4" draw:layer="layout" svg:x1="6.549cm" svg:y1="11.274cm" svg:x2="6.549cm" svg:y2="11.612cm">
          <text:p/>
        </draw:line>
        <draw:custom-shape draw:style-name="gr1" draw:text-style-name="P2" draw:layer="layout" svg:width="1.524cm" svg:height="0.762cm" svg:x="0.465cm" svg:y="14.9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Cav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8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4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0.8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0.895cm" svg:y="14.7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.465cm" svg:y="14.9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Drag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3.8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4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8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.895cm" svg:y="14.7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0.465cm" svg:y="13.8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Treasu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8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4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0.8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0.895cm" svg:y="13.686cm">
          <draw:text-box>
            <text:p><text:span text:style-name="T2">N</text:span></text:p>
          </draw:text-box>
        </draw:frame>
        <draw:line draw:style-name="gr3" draw:text-style-name="P4" draw:layer="layout" svg:x1="0.749cm" svg:y1="14.912cm" svg:x2="0.762cm" svg:y2="14.574cm">
          <text:p/>
        </draw:line>
        <draw:line draw:style-name="gr3" draw:text-style-name="P4" draw:layer="layout" svg:x1="1.989cm" svg:y1="15.494cm" svg:x2="2.465cm" svg:y2="15.494cm">
          <text:p/>
        </draw:line>
        <draw:custom-shape draw:style-name="gr1" draw:text-style-name="P2" draw:layer="layout" svg:width="1.524cm" svg:height="0.762cm" svg:x="4.3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Overgrown Pat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5.7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3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795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4.795cm" svg:y="10.386cm">
          <draw:text-box>
            <text:p><text:span text:style-name="T2">N</text:span></text:p>
          </draw:text-box>
        </draw:frame>
        <draw:line draw:style-name="gr3" draw:text-style-name="P4" draw:layer="layout" svg:x1="4.826cm" svg:y1="11.612cm" svg:x2="4.826cm" svg:y2="11.274cm">
          <text:p/>
        </draw:line>
        <draw:line draw:style-name="gr3" draw:text-style-name="P4" draw:layer="layout" svg:x1="10.414cm" svg:y1="8.312cm" svg:x2="10.414cm" svg:y2="7.974cm">
          <text:p/>
        </draw:line>
        <draw:line draw:style-name="gr3" draw:text-style-name="P4" draw:layer="layout" svg:x1="9.689cm" svg:y1="7.366cm" svg:x2="10.095cm" svg:y2="7.366cm">
          <text:p/>
        </draw:line>
        <draw:custom-shape draw:style-name="gr1" draw:text-style-name="P2" draw:layer="layout" svg:width="1.524cm" svg:height="0.762cm" svg:x="0.465cm" svg:y="12.712cm">
          <text:p text:style-name="P1"><text:span text:style-name="T1">001</text:span></text:p>
          <text:p text:style-name="P1"><text:span text:style-name="T1">Shear Cliff.</text:span></text:p>
          <text:p text:style-name="P1"><text:span text:style-name="T1">Dead En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8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4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0.8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0.895cm" svg:y="12.5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0.465cm" svg:y="11.612cm">
          <text:p text:style-name="P1"><text:span text:style-name="T1">001</text:span></text:p>
          <text:p text:style-name="P1"><text:span text:style-name="T1">Eagle Summit.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8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4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0.8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0.895cm" svg:y="11.486cm">
          <draw:text-box>
            <text:p><text:span text:style-name="T2">N</text:span></text:p>
          </draw:text-box>
        </draw:frame>
        <draw:line draw:style-name="gr3" draw:text-style-name="P4" draw:layer="layout" svg:x1="1.778cm" svg:y1="12.712cm" svg:x2="1.778cm" svg:y2="12.374cm">
          <text:p/>
        </draw:line>
        <draw:line draw:style-name="gr3" draw:text-style-name="P4" draw:layer="layout" svg:x1="23.795cm" svg:y1="13.812cm" svg:x2="23.795cm" svg:y2="13.474cm">
          <text:p/>
        </draw:line>
        <draw:custom-shape draw:style-name="gr1" draw:text-style-name="P2" draw:layer="layout" svg:width="1.524cm" svg:height="0.762cm" svg:x="19.565cm" svg:y="10.512cm">
          <text:p text:style-name="P1"><text:span text:style-name="T1">001</text:span></text:p>
          <text:p text:style-name="P1"><text:span text:style-name="T1">Arabal Fields of wheat</text:span></text:p>
          <text:p text:style-name="P1"><text:span text:style-name="T1">&amp; barrle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9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5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9.995cm" svg:y="1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5.278cm" svg:y="3.916cm">
          <text:p text:style-name="P1"><text:span text:style-name="T1">002</text:span></text:p>
          <text:p text:style-name="P1"><text:span text:style-name="T1">Corridor of Lord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3.79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4.018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4.09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594cm" svg:y="4.40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1.4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ords Bed Cha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1.9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2.8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5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908cm" svg:y="5.5cm">
          <draw:text-box>
            <text:p><text:span text:style-name="T2">S</text:span></text:p>
          </draw:text-box>
        </draw:frame>
        <draw:line draw:style-name="gr3" draw:text-style-name="P4" draw:layer="layout" svg:x1="25.654cm" svg:y1="7.215cm" svg:x2="25.654cm" svg:y2="6.878cm">
          <text:p/>
        </draw:line>
        <draw:custom-shape draw:style-name="gr1" draw:text-style-name="P2" draw:layer="layout" svg:width="1.524cm" svg:height="0.762cm" svg:x="25.278cm" svg:y="6.117cm">
          <text:p text:style-name="P1"><text:span text:style-name="T1">002</text:span></text:p>
          <text:p text:style-name="P1"><text:span text:style-name="T1">North Battle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5.991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6.219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6.291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594cm" svg:y="6.602cm">
          <draw:text-box>
            <text:p><text:span text:style-name="T2">S</text:span></text:p>
          </draw:text-box>
        </draw:frame>
        <draw:line draw:style-name="gr3" draw:text-style-name="P4" draw:layer="layout" svg:x1="6.278cm" svg:y1="7.684cm" svg:x2="5.902cm" svg:y2="7.684cm">
          <text:p/>
        </draw:line>
        <draw:custom-shape draw:style-name="gr1" draw:text-style-name="P2" draw:layer="layout" svg:width="1.524cm" svg:height="0.762cm" svg:x="4.378cm" svg:y="7.212cm">
          <text:p text:style-name="P1"><text:span text:style-name="T1">002</text:span></text:p>
          <text:p text:style-name="P1"><text:span text:style-name="T1"><text:s/></text:span><text:span text:style-name="T1">West Postern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7.0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7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808cm" svg:y="7.7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0.578cm" svg:y="7.212cm">
          <text:p text:style-name="P1"><text:span text:style-name="T1">002</text:span></text:p>
          <text:p text:style-name="P1"><text:span text:style-name="T1"><text:s/></text:span><text:span text:style-name="T1">West Bartiza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7.0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7.3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7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7.7cm">
          <draw:text-box>
            <text:p><text:span text:style-name="T2">S</text:span></text:p>
          </draw:text-box>
        </draw:frame>
        <draw:line draw:style-name="gr3" draw:text-style-name="P4" draw:layer="layout" svg:x1="4.408cm" svg:y1="7.774cm" svg:x2="4.002cm" svg:y2="7.774cm">
          <text:p/>
        </draw:line>
        <draw:line draw:style-name="gr3" draw:text-style-name="P4" draw:layer="layout" svg:x1="2.102cm" svg:y1="7.756cm" svg:x2="2.508cm" svg:y2="7.756cm">
          <text:p/>
        </draw:line>
        <draw:line draw:style-name="gr6" draw:text-style-name="P4" draw:layer="layout" svg:x1="0.578cm" svg:y1="7.72cm" svg:x2="0cm" svg:y2="7.72cm">
          <text:p/>
        </draw:line>
        <draw:custom-shape draw:style-name="gr1" draw:text-style-name="P2" draw:layer="layout" svg:width="1.524cm" svg:height="0.762cm" svg:x="25.278cm" svg:y="5.017cm">
          <text:p text:style-name="P1"><text:span text:style-name="T1">002</text:span></text:p>
          <text:p text:style-name="P1"><text:span text:style-name="T1">North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4.891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5.119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5.191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594cm" svg:y="5.50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5.278cm" svg:y="2.715cm">
          <text:p text:style-name="P1"><text:span text:style-name="T1">002</text:span></text:p>
          <text:p text:style-name="P1"><text:span text:style-name="T1">North Postern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2.589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2.817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2.889cm">
          <draw:text-box>
            <text:p><text:span text:style-name="T2">W</text:span></text:p>
          </draw:text-box>
        </draw:frame>
        <draw:custom-shape draw:style-name="gr1" draw:text-style-name="P2" draw:layer="layout" svg:width="1.524cm" svg:height="0.762cm" svg:x="25.278cm" svg:y="1.616cm">
          <text:p text:style-name="P1"><text:span text:style-name="T1">002</text:span></text:p>
          <text:p text:style-name="P1"><text:span text:style-name="T1">North Covered</text:span></text:p>
          <text:p text:style-name="P1"><text:span text:style-name="T1">Parepet Wal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1.49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1.718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1.79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594cm" svg:y="2.10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5.278cm" svg:y="0.517cm">
          <text:p text:style-name="P1"><text:span text:style-name="T1">002</text:span></text:p>
          <text:p text:style-name="P1"><text:span text:style-name="T1">Lovers Corrid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5.708cm" svg:y="0.391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6.636cm" svg:y="0.619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308cm" svg:y="0.691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594cm" svg:y="1.002cm">
          <draw:text-box>
            <text:p><text:span text:style-name="T2">S</text:span></text:p>
          </draw:text-box>
        </draw:frame>
        <draw:line draw:style-name="gr7" draw:text-style-name="P4" draw:layer="layout" svg:x1="26.802cm" svg:y1="1.016cm" svg:x2="27.686cm" svg:y2="1.016cm">
          <text:p/>
        </draw:line>
        <draw:line draw:style-name="gr3" draw:text-style-name="P4" draw:layer="layout" svg:x1="25.5cm" svg:y1="6.117cm" svg:x2="25.5cm" svg:y2="5.779cm">
          <text:p/>
        </draw:line>
        <draw:line draw:style-name="gr3" draw:text-style-name="P4" draw:layer="layout" svg:x1="25.5cm" svg:y1="5.017cm" svg:x2="25.5cm" svg:y2="4.678cm">
          <text:p/>
        </draw:line>
        <draw:line draw:style-name="gr3" draw:text-style-name="P4" draw:layer="layout" svg:x1="25.5cm" svg:y1="3.916cm" svg:x2="25.5cm" svg:y2="3.477cm">
          <text:p/>
        </draw:line>
        <draw:line draw:style-name="gr3" draw:text-style-name="P4" draw:layer="layout" svg:x1="25.5cm" svg:y1="2.715cm" svg:x2="25.5cm" svg:y2="2.378cm">
          <text:p/>
        </draw:line>
        <draw:line draw:style-name="gr3" draw:text-style-name="P4" draw:layer="layout" svg:x1="25.5cm" svg:y1="1.616cm" svg:x2="25.5cm" svg:y2="1.27cm">
          <text:p/>
        </draw:line>
        <draw:custom-shape draw:style-name="gr1" draw:text-style-name="P2" draw:layer="layout" svg:width="1.524cm" svg:height="0.762cm" svg:x="2.478cm" svg:y="6.112cm">
          <text:p text:style-name="P1"><text:span text:style-name="T1">002</text:span></text:p>
          <text:p text:style-name="P1"><text:span text:style-name="T1">Basement</text:span></text:p>
          <text:p text:style-name="P1"><text:span text:style-name="T1">Secret Chambe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.908cm" svg:y="5.9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3.836cm" svg:y="6.2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508cm" svg:y="6.2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908cm" svg:y="6.6cm">
          <draw:text-box>
            <text:p><text:span text:style-name="T2">S</text:span></text:p>
          </draw:text-box>
        </draw:frame>
        <draw:line draw:style-name="gr3" draw:text-style-name="P4" draw:layer="layout" svg:x1="3.556cm" svg:y1="7.212cm" svg:x2="3.556cm" svg:y2="6.874cm">
          <text:p/>
        </draw:line>
        <draw:frame draw:style-name="gr2" draw:text-style-name="P3" draw:layer="layout" svg:width="0.254cm" svg:height="0.37cm" svg:x="6.508cm" svg:y="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4.708cm" svg:y="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.708cm" svg:y="2.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0.578cm" svg:y="0.512cm">
          <text:p text:style-name="P1"><text:span text:style-name="T1">002</text:span></text:p>
          <text:p text:style-name="P1"><text:span text:style-name="T1">Keep. Small Turre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.0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1.9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0.6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.008cm" svg:y="1cm">
          <draw:text-box>
            <text:p><text:span text:style-name="T2">S</text:span></text:p>
          </draw:text-box>
        </draw:frame>
        <draw:line draw:style-name="gr3" draw:text-style-name="P4" draw:layer="layout" svg:x1="0.762cm" svg:y1="1.274cm" svg:x2="0.762cm" svg:y2="1.612cm">
          <text:p/>
        </draw:line>
        <draw:custom-shape draw:style-name="gr1" draw:text-style-name="P2" draw:layer="layout" svg:width="1.524cm" svg:height="0.762cm" svg:x="4.378cm" svg:y="0.514cm">
          <text:p text:style-name="P1"><text:span text:style-name="T1">002</text:span></text:p>
          <text:p text:style-name="P1"><text:span text:style-name="T1">Keep Level II</text:span></text:p>
          <text:p text:style-name="P1"><text:span text:style-name="T1">Emergency</text:span></text:p>
          <text:p text:style-name="P1"><text:span text:style-name="T1">Chape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4.808cm" svg:y="0.388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5.736cm" svg:y="0.616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4.408cm" svg:y="0.688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4.708cm" svg:y="1cm">
          <draw:text-box>
            <text:p><text:span text:style-name="T2">S</text:span></text:p>
          </draw:text-box>
        </draw:frame>
        <draw:line draw:style-name="gr3" draw:text-style-name="P4" draw:layer="layout" svg:x1="4.572cm" svg:y1="1.276cm" svg:x2="4.572cm" svg:y2="1.614cm">
          <text:p/>
        </draw:line>
        <draw:custom-shape draw:style-name="gr1" draw:text-style-name="P2" draw:layer="layout" svg:width="1.524cm" svg:height="0.762cm" svg:x="2.478cm" svg:y="0.516cm">
          <text:p text:style-name="P1"><text:span text:style-name="T1">002</text:span></text:p>
          <text:p text:style-name="P1"><text:span text:style-name="T1">Keep Level III</text:span></text:p>
          <text:p text:style-name="P1"><text:span text:style-name="T1">Emergency kitche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.908cm" svg:y="0.39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3.836cm" svg:y="0.618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.508cm" svg:y="0.69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.708cm" svg:y="1.001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8.1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andle Stick Mak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9.5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8.1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8.595cm" svg:y="11cm">
          <draw:text-box>
            <text:p><text:span text:style-name="T2">S</text:span></text:p>
          </draw:text-box>
        </draw:frame>
        <draw:line draw:style-name="gr3" draw:text-style-name="P4" draw:layer="layout" svg:x1="7.789cm" svg:y1="11.176cm" svg:x2="8.128cm" svg:y2="11.176cm">
          <text:p/>
        </draw:line>
        <draw:custom-shape draw:style-name="gr1" draw:text-style-name="P2" draw:layer="layout" svg:width="1.524cm" svg:height="0.762cm" svg:x="23.378cm" svg:y="2.712cm">
          <text:p text:style-name="P1"><text:span text:style-name="T1">002</text:span></text:p>
          <text:p text:style-name="P1"><text:span text:style-name="T1">Attic</text:span></text:p>
          <text:p text:style-name="P1"><text:span text:style-name="T1">Servant Sleeping</text:span></text:p>
          <text:p text:style-name="P1"><text:span text:style-name="T1">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3.808cm" svg:y="2.5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4.736cm" svg:y="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408cm" svg:y="2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808cm" svg:y="3.2cm">
          <draw:text-box>
            <text:p><text:span text:style-name="T2">S</text:span></text:p>
          </draw:text-box>
        </draw:frame>
        <draw:custom-shape draw:style-name="gr1" draw:text-style-name="P2" draw:layer="layout" svg:width="1.524cm" svg:height="0.762cm" svg:x="21.478cm" svg:y="1.612cm">
          <text:p text:style-name="P1"><text:span text:style-name="T1">002</text:span></text:p>
          <text:p text:style-name="P1"><text:span text:style-name="T1">Attic</text:span></text:p>
          <text:p text:style-name="P1"><text:span text:style-name="T1">Attic ?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1.9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2.8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1.5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1.908cm" svg:y="2.1cm">
          <draw:text-box>
            <text:p><text:span text:style-name="T2">S</text:span></text:p>
          </draw:text-box>
        </draw:frame>
        <draw:line draw:style-name="gr3" draw:text-style-name="P4" draw:layer="layout" svg:x1="23.002cm" svg:y1="3.302cm" svg:x2="23.378cm" svg:y2="3.302cm">
          <text:p/>
        </draw:line>
        <draw:custom-shape draw:style-name="gr1" draw:text-style-name="P2" draw:layer="layout" svg:width="1.524cm" svg:height="0.762cm" svg:x="23.378cm" svg:y="1.612cm">
          <text:p text:style-name="P1"><text:span text:style-name="T1">002</text:span></text:p>
          <text:p text:style-name="P1"><text:span text:style-name="T1">Attic</text:span></text:p>
          <text:p text:style-name="P1"><text:span text:style-name="T1">Attic ?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3.8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4.7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4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808cm" svg:y="2.1cm">
          <draw:text-box>
            <text:p><text:span text:style-name="T2">S</text:span></text:p>
          </draw:text-box>
        </draw:frame>
        <draw:line draw:style-name="gr3" draw:text-style-name="P4" draw:layer="layout" svg:x1="23.622cm" svg:y1="2.712cm" svg:x2="23.622cm" svg:y2="2.374cm">
          <text:p/>
        </draw:line>
        <draw:custom-shape draw:style-name="gr1" draw:text-style-name="P2" draw:layer="layout" svg:width="1.524cm" svg:height="0.762cm" svg:x="10.0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Basket Weav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11cm">
          <draw:text-box>
            <text:p><text:span text:style-name="T2">S</text:span></text:p>
          </draw:text-box>
        </draw:frame>
        <draw:line draw:style-name="gr3" draw:text-style-name="P4" draw:layer="layout" svg:x1="9.689cm" svg:y1="11.176cm" svg:x2="10.065cm" svg:y2="11.176cm">
          <text:p/>
        </draw:line>
        <draw:custom-shape draw:style-name="gr1" draw:text-style-name="P2" draw:layer="layout" svg:width="1.524cm" svg:height="0.762cm" svg:x="23.3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Orator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3.808cm" svg:y="4.8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4.736cm" svg:y="5.1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3.408cm" svg:y="5.1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3.808cm" svg:y="5.5cm">
          <draw:text-box>
            <text:p><text:span text:style-name="T2">S</text:span></text:p>
          </draw:text-box>
        </draw:frame>
        <draw:line draw:style-name="gr3" draw:text-style-name="P4" draw:layer="layout" svg:x1="23.002cm" svg:y1="5.588cm" svg:x2="23.368cm" svg:y2="5.588cm">
          <text:p/>
        </draw:line>
        <draw:line draw:style-name="gr3" draw:text-style-name="P4" draw:layer="layout" svg:x1="21.844cm" svg:y1="2.374cm" svg:x2="21.844cm" svg:y2="2.712cm">
          <text:p/>
        </draw:line>
        <draw:line draw:style-name="gr3" draw:text-style-name="P4" draw:layer="layout" svg:x1="23.002cm" svg:y1="2.186cm" svg:x2="23.378cm" svg:y2="2.186cm">
          <text:p/>
        </draw:line>
        <draw:custom-shape draw:style-name="gr1" draw:text-style-name="P2" draw:layer="layout" svg:width="1.524cm" svg:height="0.762cm" svg:x="19.578cm" svg:y="0.512cm">
          <text:p text:style-name="P1"><text:span text:style-name="T1">002</text:span></text:p>
          <text:p text:style-name="P6"><text:span text:style-name="T1">Dungeon</text:span></text:p>
          <text:p text:style-name="P6"><text:span text:style-name="T1">Oubliett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008cm" svg:y="0.3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0.936cm" svg:y="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608cm" svg:y="0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0.008cm" svg:y="1cm">
          <draw:text-box>
            <text:p><text:span text:style-name="T2">S</text:span></text:p>
          </draw:text-box>
        </draw:frame>
        <draw:line draw:style-name="gr3" draw:text-style-name="P4" draw:layer="layout" svg:x1="19.202cm" svg:y1="1.016cm" svg:x2="19.608cm" svg:y2="1.016cm">
          <text:p/>
        </draw:line>
        <draw:custom-shape draw:style-name="gr1" draw:text-style-name="P2" draw:layer="layout" svg:width="1.524cm" svg:height="0.762cm" svg:x="19.578cm" svg:y="1.612cm">
          <text:p text:style-name="P1"><text:span text:style-name="T1">002</text:span></text:p>
          <text:p text:style-name="P6"><text:span text:style-name="T1">Dungeon</text:span></text:p>
          <text:p text:style-name="P6"><text:span text:style-name="T1">Jailers 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0.008cm" svg:y="1.486cm">
          <draw:text-box>
            <text:p><text:span text:style-name="T2">N</text:span></text:p>
          </draw:text-box>
        </draw:frame>
        <draw:frame draw:style-name="gr2" draw:text-style-name="P3" draw:layer="layout" svg:width="0.254cm" svg:height="0.37cm" svg:x="20.936cm" svg:y="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9.608cm" svg:y="1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0.008cm" svg:y="2.1cm">
          <draw:text-box>
            <text:p><text:span text:style-name="T2">S</text:span></text:p>
          </draw:text-box>
        </draw:frame>
        <draw:line draw:style-name="gr3" draw:text-style-name="P4" draw:layer="layout" svg:x1="19.812cm" svg:y1="1.274cm" svg:x2="19.812cm" svg:y2="1.612cm">
          <text:p/>
        </draw:line>
        <draw:frame draw:style-name="gr2" draw:text-style-name="P3" draw:layer="layout" svg:width="0.254cm" svg:height="0.37cm" svg:x="19.995cm" svg:y="13.6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5.265cm" svg:y="12.712cm">
          <text:p text:style-name="P1"><text:span text:style-name="T1">001</text:span></text:p>
          <text:p text:style-name="P1"><text:span text:style-name="T1">Giant Oak Tree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6.623cm" svg:y="12.8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295cm" svg:y="12.7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695cm" svg:y="13.2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5.695cm" svg:y="12.586cm">
          <draw:text-box>
            <text:p><text:span text:style-name="T2">N</text:span></text:p>
          </draw:text-box>
        </draw:frame>
        <draw:line draw:style-name="gr3" draw:text-style-name="P4" draw:layer="layout" svg:x1="25.695cm" svg:y1="13.474cm" svg:x2="25.695cm" svg:y2="13.812cm">
          <text:p/>
        </draw:line>
        <draw:line draw:style-name="gr3" draw:text-style-name="P4" draw:layer="layout" svg:x1="24.889cm" svg:y1="13.97cm" svg:x2="25.295cm" svg:y2="13.97cm">
          <text:p/>
        </draw:line>
        <draw:line draw:style-name="gr3" draw:text-style-name="P4" draw:layer="layout" svg:x1="21.465cm" svg:y1="11.076cm" svg:x2="21.089cm" svg:y2="11.076cm">
          <text:p/>
        </draw:line>
        <draw:custom-shape draw:style-name="gr1" draw:text-style-name="P2" draw:layer="layout" svg:width="1.524cm" svg:height="0.762cm" svg:x="25.265cm" svg:y="11.612cm">
          <text:p text:style-name="P1"><text:span text:style-name="T1">001</text:span></text:p>
          <text:p text:style-name="P1"><text:span text:style-name="T1">Three Boulder Gaug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254cm" svg:height="0.37cm" svg:x="26.623cm" svg:y="11.7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295cm" svg:y="11.6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695cm" svg:y="12.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5.695cm" svg:y="11.4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1.965cm" svg:y="14.912cm">
          <text:p text:style-name="P1"><text:span text:style-name="T1">001</text:span></text:p>
          <text:p text:style-name="P1"><text:span text:style-name="T1">Caves near Pixie Fall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3.3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1.9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2.3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2.395cm" svg:y="14.7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25.265cm" svg:y="10.512cm">
          <text:p text:style-name="P1"><text:span text:style-name="T1">001</text:span></text:p>
          <text:p text:style-name="P1"><text:span text:style-name="T1"><text:s/></text:span><text:span text:style-name="T1">Purple Heat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26.623cm" svg:y="10.6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25.295cm" svg:y="10.5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25.695cm" svg:y="11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25.695cm" svg:y="10.3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3.865cm" svg:y="8.312cm">
          <text:p text:style-name="P1"><text:span text:style-name="T1">001</text:span></text:p>
          <text:p text:style-name="P1"><text:span text:style-name="T1">Goose Lak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5.223cm" svg:y="8.4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3.895cm" svg:y="8.3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4.295cm" svg:y="8.8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4.295cm" svg:y="8.1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0.065cm" svg:y="14.912cm">
          <text:p text:style-name="P1"><text:span text:style-name="T1">001</text:span></text:p>
          <text:p text:style-name="P1"><text:span text:style-name="T1">Smokewood Valley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15.0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14.9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15.4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14.786cm">
          <draw:text-box>
            <text:p><text:span text:style-name="T2">N</text:span></text:p>
          </draw:text-box>
        </draw:frame>
        <draw:custom-shape draw:style-name="gr1" draw:text-style-name="P2" draw:layer="layout" svg:width="1.524cm" svg:height="0.762cm" svg:x="10.065cm" svg:y="13.812cm">
          <text:p text:style-name="P1"><text:span text:style-name="T1">001</text:span></text:p>
          <text:p text:style-name="P1"><text:span text:style-name="T1">Wispy Glad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37cm" svg:x="11.423cm" svg:y="13.914cm">
          <draw:text-box>
            <text:p><text:span text:style-name="T2">E</text:span></text:p>
          </draw:text-box>
        </draw:frame>
        <draw:frame draw:style-name="gr2" draw:text-style-name="P3" draw:layer="layout" svg:width="0.254cm" svg:height="0.37cm" svg:x="10.095cm" svg:y="13.886cm">
          <draw:text-box>
            <text:p><text:span text:style-name="T2">W</text:span></text:p>
          </draw:text-box>
        </draw:frame>
        <draw:frame draw:style-name="gr2" draw:text-style-name="P3" draw:layer="layout" svg:width="0.254cm" svg:height="0.37cm" svg:x="10.495cm" svg:y="14.3cm">
          <draw:text-box>
            <text:p><text:span text:style-name="T2">S</text:span></text:p>
          </draw:text-box>
        </draw:frame>
        <draw:frame draw:style-name="gr2" draw:text-style-name="P3" draw:layer="layout" svg:width="0.254cm" svg:height="0.37cm" svg:x="10.495cm" svg:y="13.686cm">
          <draw:text-box>
            <text:p><text:span text:style-name="T2">N</text:span></text:p>
          </draw:text-box>
        </draw:frame>
        <draw:line draw:style-name="gr3" draw:text-style-name="P4" draw:layer="layout" svg:x1="10.495cm" svg:y1="14.912cm" svg:x2="10.495cm" svg:y2="14.574cm">
          <text:p/>
        </draw:line>
        <draw:line draw:style-name="gr3" draw:text-style-name="P4" draw:layer="layout" svg:x1="11.965cm" svg:y1="15.494cm" svg:x2="11.589cm" svg:y2="15.494cm">
          <text:p/>
        </draw:line>
        <draw:line draw:style-name="gr3" draw:text-style-name="P4" draw:layer="layout" svg:x1="13.865cm" svg:y1="15.494cm" svg:x2="13.489cm" svg:y2="15.494cm">
          <text:p/>
        </draw:line>
        <draw:line draw:style-name="gr3" draw:text-style-name="P4" draw:layer="layout" svg:x1="2.794cm" svg:y1="1.278cm" svg:x2="2.794cm" svg:y2="1.615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08:02:45.466231774</meta:creation-date>
    <dc:date>2024-01-19T00:23:35.257824970</dc:date>
    <meta:editing-duration>PT17H45M58S</meta:editing-duration>
    <meta:editing-cycles>31</meta:editing-cycles>
    <meta:generator>LibreOffice/6.4.7.2$Linux_X86_64 LibreOffice_project/40$Build-2</meta:generator>
    <meta:document-statistic meta:object-count="992"/>
  </office:meta>
</office:document-meta>
</file>